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3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ata-set-for-SL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float" office:value="7.238461538" calcext:value-type="float">
            <text:p>7.238461538</text:p>
          </table:table-cell>
          <table:table-cell office:value-type="float" office:value="0.025641026" calcext:value-type="float">
            <text:p>0.025641026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office:value-type="float" office:value="6.31025641" calcext:value-type="float">
            <text:p>6.31025641</text:p>
          </table:table-cell>
          <table:table-cell office:value-type="float" office:value="0.051282051" calcext:value-type="float">
            <text:p>0.051282051</text:p>
          </table:table-cell>
          <table:table-cell table:number-columns-repeated="8"/>
        </table:table-row>
        <table:table-row table:style-name="ro1">
          <table:table-cell office:value-type="float" office:value="8.315384615" calcext:value-type="float">
            <text:p>8.315384615</text:p>
          </table:table-cell>
          <table:table-cell office:value-type="float" office:value="0.076923077" calcext:value-type="float">
            <text:p>0.076923077</text:p>
          </table:table-cell>
          <table:table-cell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office:value-type="float" office:value="4.787179487" calcext:value-type="float">
            <text:p>4.787179487</text:p>
          </table:table-cell>
          <table:table-cell office:value-type="float" office:value="0.102564103" calcext:value-type="float">
            <text:p>0.102564103</text:p>
          </table:table-cell>
          <table:table-cell/>
          <table:table-cell table:number-matrix-columns-spanned="2" table:number-matrix-rows-spanned="5" table:formula="of:=LINEST([.$A$2:.$A$100] ; [.$B$2:.$B$100] ; 1 ; 1)" office:value-type="float" office:value="5.45224118676317" calcext:value-type="float">
            <text:p>5.45224118676317</text:p>
          </table:table-cell>
          <table:table-cell office:value-type="float" office:value="5.92258640883545" calcext:value-type="float">
            <text:p>5.92258640883545</text:p>
          </table:table-cell>
          <table:table-cell table:number-columns-repeated="5"/>
        </table:table-row>
        <table:table-row table:style-name="ro1">
          <table:table-cell office:value-type="float" office:value="5.592307692" calcext:value-type="float">
            <text:p>5.592307692</text:p>
          </table:table-cell>
          <table:table-cell office:value-type="float" office:value="0.128205128" calcext:value-type="float">
            <text:p>0.128205128</text:p>
          </table:table-cell>
          <table:table-cell/>
          <table:table-cell office:value-type="float" office:value="0.258203841517909" calcext:value-type="float">
            <text:p>0.258203841517909</text:p>
          </table:table-cell>
          <table:table-cell office:value-type="float" office:value="0.381284372404259" calcext:value-type="float">
            <text:p>0.381284372404259</text:p>
          </table:table-cell>
          <table:table-cell table:number-columns-repeated="5"/>
        </table:table-row>
        <table:table-row table:style-name="ro1">
          <table:table-cell office:value-type="float" office:value="7.830769231" calcext:value-type="float">
            <text:p>7.830769231</text:p>
          </table:table-cell>
          <table:table-cell office:value-type="float" office:value="0.153846154" calcext:value-type="float">
            <text:p>0.153846154</text:p>
          </table:table-cell>
          <table:table-cell/>
          <table:table-cell office:value-type="float" office:value="0.821325585846558" calcext:value-type="float">
            <text:p>0.821325585846558</text:p>
          </table:table-cell>
          <table:table-cell office:value-type="float" office:value="1.88251352217113" calcext:value-type="float">
            <text:p>1.88251352217113</text:p>
          </table:table-cell>
          <table:table-cell table:number-columns-repeated="5"/>
        </table:table-row>
        <table:table-row table:style-name="ro1">
          <table:table-cell office:value-type="float" office:value="9.902564103" calcext:value-type="float">
            <text:p>9.902564103</text:p>
          </table:table-cell>
          <table:table-cell office:value-type="float" office:value="0.179487179" calcext:value-type="float">
            <text:p>0.179487179</text:p>
          </table:table-cell>
          <table:table-cell/>
          <table:table-cell office:value-type="float" office:value="445.886906665317" calcext:value-type="float">
            <text:p>445.886906665317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5.607692308" calcext:value-type="float">
            <text:p>5.607692308</text:p>
          </table:table-cell>
          <table:table-cell office:value-type="float" office:value="0.205128205" calcext:value-type="float">
            <text:p>0.205128205</text:p>
          </table:table-cell>
          <table:table-cell/>
          <table:table-cell office:value-type="float" office:value="1580.1595072521" calcext:value-type="float">
            <text:p>1580.1595072521</text:p>
          </table:table-cell>
          <table:table-cell office:value-type="float" office:value="343.754144632245" calcext:value-type="float">
            <text:p>343.754144632245</text:p>
          </table:table-cell>
          <table:table-cell table:number-columns-repeated="5"/>
        </table:table-row>
        <table:table-row table:style-name="ro1">
          <table:table-cell office:value-type="float" office:value="5.146153846" calcext:value-type="float">
            <text:p>5.146153846</text:p>
          </table:table-cell>
          <table:table-cell office:value-type="float" office:value="0.230769231" calcext:value-type="float">
            <text:p>0.230769231</text:p>
          </table:table-cell>
          <table:table-cell table:number-columns-repeated="8"/>
        </table:table-row>
        <table:table-row table:style-name="ro1">
          <table:table-cell office:value-type="float" office:value="4.784615385" calcext:value-type="float">
            <text:p>4.784615385</text:p>
          </table:table-cell>
          <table:table-cell office:value-type="float" office:value="0.256410256" calcext:value-type="float">
            <text:p>0.256410256</text:p>
          </table:table-cell>
          <table:table-cell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float" office:value="7.056410256" calcext:value-type="float">
            <text:p>7.056410256</text:p>
          </table:table-cell>
          <table:table-cell office:value-type="float" office:value="0.282051282" calcext:value-type="float">
            <text:p>0.282051282</text:p>
          </table:table-cell>
          <table:table-cell/>
          <table:table-cell office:value-type="string" calcext:value-type="string">
            <text:p>R^2</text:p>
          </table:table-cell>
          <table:table-cell table:formula="of:=[.$D$7]" office:value-type="float" office:value="0.821325585846558" calcext:value-type="float">
            <text:p>0.821325585846558</text:p>
          </table:table-cell>
          <table:table-cell table:number-columns-repeated="5"/>
        </table:table-row>
        <table:table-row table:style-name="ro1">
          <table:table-cell office:value-type="float" office:value="9.394871795" calcext:value-type="float">
            <text:p>9.394871795</text:p>
          </table:table-cell>
          <table:table-cell office:value-type="float" office:value="0.307692308" calcext:value-type="float">
            <text:p>0.307692308</text:p>
          </table:table-cell>
          <table:table-cell/>
          <table:table-cell office:value-type="string" calcext:value-type="string">
            <text:p>Standard Error</text:p>
          </table:table-cell>
          <table:table-cell table:formula="of:=[.$E$7]" office:value-type="float" office:value="1.88251352217113" calcext:value-type="float">
            <text:p>1.88251352217113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333333333" calcext:value-type="float">
            <text:p>0.333333333</text:p>
          </table:table-cell>
          <table:table-cell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.871794872" calcext:value-type="float">
            <text:p>4.871794872</text:p>
          </table:table-cell>
          <table:table-cell office:value-type="float" office:value="0.358974359" calcext:value-type="float">
            <text:p>0.358974359</text:p>
          </table:table-cell>
          <table:table-cell/>
          <table:table-cell office:value-type="string" calcext:value-type="string">
            <text:p>Observations</text:p>
          </table:table-cell>
          <table:table-cell table:formula="of:=99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5.376923077" calcext:value-type="float">
            <text:p>5.376923077</text:p>
          </table:table-cell>
          <table:table-cell office:value-type="float" office:value="0.384615385" calcext:value-type="float">
            <text:p>0.384615385</text:p>
          </table:table-cell>
          <table:table-cell/>
          <table:table-cell office:value-type="string" calcext:value-type="string">
            <text:p>Adjusted R^2</text:p>
          </table:table-cell>
          <table:table-cell table:formula="of:=1 - (1 - [.$D$7])*([.$E$15] - 1)/([.$E$15] - [.$E$14] - 1)" office:value-type="float" office:value="0.819483581576935" calcext:value-type="float">
            <text:p>0.819483581576935</text:p>
          </table:table-cell>
          <table:table-cell table:number-columns-repeated="5"/>
        </table:table-row>
        <table:table-row table:style-name="ro1">
          <table:table-cell office:value-type="float" office:value="10.71538462" calcext:value-type="float">
            <text:p>10.71538462</text:p>
          </table:table-cell>
          <table:table-cell office:value-type="float" office:value="0.41025641" calcext:value-type="float">
            <text:p>0.41025641</text:p>
          </table:table-cell>
          <table:table-cell table:number-columns-repeated="8"/>
        </table:table-row>
        <table:table-row table:style-name="ro1">
          <table:table-cell office:value-type="float" office:value="11.55384615" calcext:value-type="float">
            <text:p>11.55384615</text:p>
          </table:table-cell>
          <table:table-cell office:value-type="float" office:value="0.435897436" calcext:value-type="float">
            <text:p>0.435897436</text:p>
          </table:table-cell>
          <table:table-cell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office:value-type="float" office:value="9.258974359" calcext:value-type="float">
            <text:p>9.258974359</text:p>
          </table:table-cell>
          <table:table-cell office:value-type="float" office:value="0.461538462" calcext:value-type="float">
            <text:p>0.461538462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float" office:value="8.097435897" calcext:value-type="float">
            <text:p>8.097435897</text:p>
          </table:table-cell>
          <table:table-cell office:value-type="float" office:value="0.487179487" calcext:value-type="float">
            <text:p>0.487179487</text:p>
          </table:table-cell>
          <table:table-cell/>
          <table:table-cell office:value-type="string" calcext:value-type="string">
            <text:p>Regression</text:p>
          </table:table-cell>
          <table:table-cell table:formula="of:=[.$E$14]" office:value-type="float" office:value="1" calcext:value-type="float">
            <text:p>1</text:p>
          </table:table-cell>
          <table:table-cell table:formula="of:=[.$D$9]" office:value-type="float" office:value="1580.1595072521" calcext:value-type="float">
            <text:p>1580.1595072521</text:p>
          </table:table-cell>
          <table:table-cell table:formula="of:=[.$D$9] / [.$E$20]" office:value-type="float" office:value="1580.1595072521" calcext:value-type="float">
            <text:p>1580.1595072521</text:p>
          </table:table-cell>
          <table:table-cell table:formula="of:=[.$D$8]" office:value-type="float" office:value="445.886906665317" calcext:value-type="float">
            <text:p>445.886906665317</text:p>
          </table:table-cell>
          <table:table-cell table:formula="of:=LEGACY.FDIST([.$D$8] ; [.$E$20] ; [.$E$8])" office:value-type="float" office:value="4.72337854736258E-038" calcext:value-type="float">
            <text:p>4.72337854736258E-38</text:p>
          </table:table-cell>
          <table:table-cell/>
        </table:table-row>
        <table:table-row table:style-name="ro1">
          <table:table-cell office:value-type="float" office:value="12.1025641" calcext:value-type="float">
            <text:p>12.1025641</text:p>
          </table:table-cell>
          <table:table-cell office:value-type="float" office:value="0.512820513" calcext:value-type="float">
            <text:p>0.512820513</text:p>
          </table:table-cell>
          <table:table-cell/>
          <table:table-cell office:value-type="string" calcext:value-type="string">
            <text:p>Residual</text:p>
          </table:table-cell>
          <table:table-cell table:formula="of:=[.$E$8]" office:value-type="float" office:value="97" calcext:value-type="float">
            <text:p>97</text:p>
          </table:table-cell>
          <table:table-cell table:formula="of:=[.$E$9]" office:value-type="float" office:value="343.754144632245" calcext:value-type="float">
            <text:p>343.754144632245</text:p>
          </table:table-cell>
          <table:table-cell table:formula="of:=[.$E$9] / [.$E$8]" office:value-type="float" office:value="3.54385716115716" calcext:value-type="float">
            <text:p>3.54385716115716</text:p>
          </table:table-cell>
          <table:table-cell table:number-columns-repeated="3"/>
        </table:table-row>
        <table:table-row table:style-name="ro1">
          <table:table-cell office:value-type="float" office:value="8.774358974" calcext:value-type="float">
            <text:p>8.774358974</text:p>
          </table:table-cell>
          <table:table-cell office:value-type="float" office:value="0.538461538" calcext:value-type="float">
            <text:p>0.538461538</text:p>
          </table:table-cell>
          <table:table-cell/>
          <table:table-cell office:value-type="string" calcext:value-type="string">
            <text:p>Total</text:p>
          </table:table-cell>
          <table:table-cell table:formula="of:=[.$E$20] + [.$E$8]" office:value-type="float" office:value="98" calcext:value-type="float">
            <text:p>98</text:p>
          </table:table-cell>
          <table:table-cell table:formula="of:=[.$D$9] + [.$E$9]" office:value-type="float" office:value="1923.91365188435" calcext:value-type="float">
            <text:p>1923.91365188435</text:p>
          </table:table-cell>
          <table:table-cell table:number-columns-repeated="4"/>
        </table:table-row>
        <table:table-row table:style-name="ro1">
          <table:table-cell office:value-type="float" office:value="9.612820513" calcext:value-type="float">
            <text:p>9.612820513</text:p>
          </table:table-cell>
          <table:table-cell office:value-type="float" office:value="0.564102564" calcext:value-type="float">
            <text:p>0.564102564</text:p>
          </table:table-cell>
          <table:table-cell table:number-columns-repeated="8"/>
        </table:table-row>
        <table:table-row table:style-name="ro1">
          <table:table-cell office:value-type="float" office:value="6.451282051" calcext:value-type="float">
            <text:p>6.451282051</text:p>
          </table:table-cell>
          <table:table-cell office:value-type="float" office:value="0.58974359" calcext:value-type="float">
            <text:p>0.58974359</text:p>
          </table:table-cell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float" office:value="11.55641026" calcext:value-type="float">
            <text:p>11.55641026</text:p>
          </table:table-cell>
          <table:table-cell office:value-type="float" office:value="0.615384615" calcext:value-type="float">
            <text:p>0.615384615</text:p>
          </table:table-cell>
          <table:table-cell table:number-columns-repeated="8"/>
        </table:table-row>
        <table:table-row table:style-name="ro1">
          <table:table-cell office:value-type="float" office:value="9.928205128" calcext:value-type="float">
            <text:p>9.928205128</text:p>
          </table:table-cell>
          <table:table-cell office:value-type="float" office:value="0.641025641" calcext:value-type="float">
            <text:p>0.641025641</text:p>
          </table:table-cell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E$24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E$24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666666667" calcext:value-type="float">
            <text:p>0.666666667</text:p>
          </table:table-cell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D$5:.$E$5]; 1 ; ROW([.$E$28])+1 - ROW())" office:value-type="float" office:value="5.92258640883545" calcext:value-type="float">
            <text:p>5.92258640883545</text:p>
          </table:table-cell>
          <table:table-cell table:number-matrix-columns-spanned="1" table:number-matrix-rows-spanned="2" table:formula="of:=INDEX([.$D$6:.$E$6]; 1 ; ROW([.$F$28])+1 - ROW())" office:value-type="float" office:value="0.381284372404259" calcext:value-type="float">
            <text:p>0.381284372404259</text:p>
          </table:table-cell>
          <table:table-cell table:number-matrix-columns-spanned="1" table:number-matrix-rows-spanned="2" table:formula="of:=[.$E$27:.$E$28] / [.$F$27:.$F$28]" office:value-type="float" office:value="15.5332524422375" calcext:value-type="float">
            <text:p>15.5332524422375</text:p>
          </table:table-cell>
          <table:table-cell table:number-matrix-columns-spanned="1" table:number-matrix-rows-spanned="2" table:formula="of:=LEGACY.TDIST(ABS([.$G$27:.$G$28]) ; [.$E$8] ; 2 )" office:value-type="float" office:value="4.65021148385468E-028" calcext:value-type="float">
            <text:p>4.65021148385468E-28</text:p>
          </table:table-cell>
          <table:table-cell table:number-matrix-columns-spanned="1" table:number-matrix-rows-spanned="2" table:formula="of:=[.$E$27:.$E$28] - [.$F$27:.$F$28] * TINV(1 - [.$E$24] ; [.$E$8])" office:value-type="float" office:value="5.16584247445993" calcext:value-type="float">
            <text:p>5.16584247445993</text:p>
          </table:table-cell>
          <table:table-cell table:number-matrix-columns-spanned="1" table:number-matrix-rows-spanned="2" table:formula="of:=[.$E$27:.$E$28] + [.$F$27:.$F$28] * TINV(1 - [.$E$24] ; [.$E$8])" office:value-type="float" office:value="6.67933034321098" calcext:value-type="float">
            <text:p>6.67933034321098</text:p>
          </table:table-cell>
        </table:table-row>
        <table:table-row table:style-name="ro1">
          <table:table-cell office:value-type="float" office:value="12.77179487" calcext:value-type="float">
            <text:p>12.77179487</text:p>
          </table:table-cell>
          <table:table-cell office:value-type="float" office:value="0.692307692" calcext:value-type="float">
            <text:p>0.692307692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float" office:value="5.45224118676317" calcext:value-type="float">
            <text:p>5.45224118676317</text:p>
          </table:table-cell>
          <table:table-cell office:value-type="float" office:value="0.258203841517909" calcext:value-type="float">
            <text:p>0.258203841517909</text:p>
          </table:table-cell>
          <table:table-cell office:value-type="float" office:value="21.1160343498801" calcext:value-type="float">
            <text:p>21.1160343498801</text:p>
          </table:table-cell>
          <table:table-cell office:value-type="float" office:value="4.72337854736251E-038" calcext:value-type="float">
            <text:p>4.72337854736251E-38</text:p>
          </table:table-cell>
          <table:table-cell office:value-type="float" office:value="4.93977803578469" calcext:value-type="float">
            <text:p>4.93977803578469</text:p>
          </table:table-cell>
          <table:table-cell office:value-type="float" office:value="5.96470433774164" calcext:value-type="float">
            <text:p>5.96470433774164</text:p>
          </table:table-cell>
        </table:table-row>
        <table:table-row table:style-name="ro1">
          <table:table-cell office:value-type="float" office:value="6.743589744" calcext:value-type="float">
            <text:p>6.743589744</text:p>
          </table:table-cell>
          <table:table-cell office:value-type="float" office:value="0.717948718" calcext:value-type="float">
            <text:p>0.717948718</text:p>
          </table:table-cell>
          <table:table-cell table:number-columns-repeated="8"/>
        </table:table-row>
        <table:table-row table:style-name="ro1">
          <table:table-cell office:value-type="float" office:value="8.882051282" calcext:value-type="float">
            <text:p>8.882051282</text:p>
          </table:table-cell>
          <table:table-cell office:value-type="float" office:value="0.743589744" calcext:value-type="float">
            <text:p>0.743589744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office:value-type="float" office:value="9.520512821" calcext:value-type="float">
            <text:p>9.520512821</text:p>
          </table:table-cell>
          <table:table-cell office:value-type="float" office:value="0.769230769" calcext:value-type="float">
            <text:p>0.769230769</text:p>
          </table:table-cell>
          <table:table-cell/>
          <table:table-cell table:number-matrix-columns-spanned="1" table:number-matrix-rows-spanned="99" table:formula="of:=[.$B$2:.$B$100]" office:value-type="float" office:value="0.025641026" calcext:value-type="float">
            <text:p>0.025641026</text:p>
          </table:table-cell>
          <table:table-cell table:number-matrix-columns-spanned="1" table:number-matrix-rows-spanned="99" table:formula="of:=MMULT([.$D$31:.$D$129] ; [.$E$28]) + [.$E$27]" office:value-type="float" office:value="6.06238746686352" calcext:value-type="float">
            <text:p>6.06238746686352</text:p>
          </table:table-cell>
          <table:table-cell table:number-matrix-columns-spanned="1" table:number-matrix-rows-spanned="99" table:formula="of:=[.$A$2:.$A$100]" office:value-type="float" office:value="7.238461538" calcext:value-type="float">
            <text:p>7.238461538</text:p>
          </table:table-cell>
          <table:table-cell table:number-matrix-columns-spanned="1" table:number-matrix-rows-spanned="99" table:formula="of:=[.$F$31:.$F$129] - [.$E$31:.$E$129]" office:value-type="float" office:value="1.17607407113648" calcext:value-type="float">
            <text:p>1.17607407113648</text:p>
          </table:table-cell>
          <table:table-cell table:number-columns-repeated="3"/>
        </table:table-row>
        <table:table-row table:style-name="ro1">
          <table:table-cell office:value-type="float" office:value="7.225641026" calcext:value-type="float">
            <text:p>7.225641026</text:p>
          </table:table-cell>
          <table:table-cell office:value-type="float" office:value="0.794871795" calcext:value-type="float">
            <text:p>0.794871795</text:p>
          </table:table-cell>
          <table:table-cell/>
          <table:table-cell office:value-type="float" office:value="0.051282051" calcext:value-type="float">
            <text:p>0.051282051</text:p>
          </table:table-cell>
          <table:table-cell office:value-type="float" office:value="6.20218851943934" calcext:value-type="float">
            <text:p>6.20218851943934</text:p>
          </table:table-cell>
          <table:table-cell office:value-type="float" office:value="6.31025641" calcext:value-type="float">
            <text:p>6.31025641</text:p>
          </table:table-cell>
          <table:table-cell office:value-type="float" office:value="0.108067890560659" calcext:value-type="float">
            <text:p>0.108067890560659</text:p>
          </table:table-cell>
          <table:table-cell table:number-columns-repeated="3"/>
        </table:table-row>
        <table:table-row table:style-name="ro1">
          <table:table-cell office:value-type="float" office:value="13.5974359" calcext:value-type="float">
            <text:p>13.5974359</text:p>
          </table:table-cell>
          <table:table-cell office:value-type="float" office:value="0.820512821" calcext:value-type="float">
            <text:p>0.820512821</text:p>
          </table:table-cell>
          <table:table-cell/>
          <table:table-cell office:value-type="float" office:value="0.076923077" calcext:value-type="float">
            <text:p>0.076923077</text:p>
          </table:table-cell>
          <table:table-cell office:value-type="float" office:value="6.34198957746741" calcext:value-type="float">
            <text:p>6.34198957746741</text:p>
          </table:table-cell>
          <table:table-cell office:value-type="float" office:value="8.315384615" calcext:value-type="float">
            <text:p>8.315384615</text:p>
          </table:table-cell>
          <table:table-cell office:value-type="float" office:value="1.97339503753259" calcext:value-type="float">
            <text:p>1.97339503753259</text:p>
          </table:table-cell>
          <table:table-cell table:number-columns-repeated="3"/>
        </table:table-row>
        <table:table-row table:style-name="ro1">
          <table:table-cell office:value-type="float" office:value="11.1025641" calcext:value-type="float">
            <text:p>11.1025641</text:p>
          </table:table-cell>
          <table:table-cell office:value-type="float" office:value="0.846153846" calcext:value-type="float">
            <text:p>0.846153846</text:p>
          </table:table-cell>
          <table:table-cell/>
          <table:table-cell office:value-type="float" office:value="0.102564103" calcext:value-type="float">
            <text:p>0.102564103</text:p>
          </table:table-cell>
          <table:table-cell office:value-type="float" office:value="6.48179063549547" calcext:value-type="float">
            <text:p>6.48179063549547</text:p>
          </table:table-cell>
          <table:table-cell office:value-type="float" office:value="4.787179487" calcext:value-type="float">
            <text:p>4.787179487</text:p>
          </table:table-cell>
          <table:table-cell office:value-type="float" office:value="-1.69461114849547" calcext:value-type="float">
            <text:p>-1.69461114849547</text:p>
          </table:table-cell>
          <table:table-cell table:number-columns-repeated="3"/>
        </table:table-row>
        <table:table-row table:style-name="ro1">
          <table:table-cell office:value-type="float" office:value="10.64102564" calcext:value-type="float">
            <text:p>10.64102564</text:p>
          </table:table-cell>
          <table:table-cell office:value-type="float" office:value="0.871794872" calcext:value-type="float">
            <text:p>0.871794872</text:p>
          </table:table-cell>
          <table:table-cell/>
          <table:table-cell office:value-type="float" office:value="0.128205128" calcext:value-type="float">
            <text:p>0.128205128</text:p>
          </table:table-cell>
          <table:table-cell office:value-type="float" office:value="6.6215916880713" calcext:value-type="float">
            <text:p>6.6215916880713</text:p>
          </table:table-cell>
          <table:table-cell office:value-type="float" office:value="5.592307692" calcext:value-type="float">
            <text:p>5.592307692</text:p>
          </table:table-cell>
          <table:table-cell office:value-type="float" office:value="-1.0292839960713" calcext:value-type="float">
            <text:p>-1.0292839960713</text:p>
          </table:table-cell>
          <table:table-cell table:number-columns-repeated="3"/>
        </table:table-row>
        <table:table-row table:style-name="ro1">
          <table:table-cell office:value-type="float" office:value="9.679487179" calcext:value-type="float">
            <text:p>9.679487179</text:p>
          </table:table-cell>
          <table:table-cell office:value-type="float" office:value="0.897435897" calcext:value-type="float">
            <text:p>0.897435897</text:p>
          </table:table-cell>
          <table:table-cell/>
          <table:table-cell office:value-type="float" office:value="0.153846154" calcext:value-type="float">
            <text:p>0.153846154</text:p>
          </table:table-cell>
          <table:table-cell office:value-type="float" office:value="6.76139274609936" calcext:value-type="float">
            <text:p>6.76139274609936</text:p>
          </table:table-cell>
          <table:table-cell office:value-type="float" office:value="7.830769231" calcext:value-type="float">
            <text:p>7.830769231</text:p>
          </table:table-cell>
          <table:table-cell office:value-type="float" office:value="1.06937648490064" calcext:value-type="float">
            <text:p>1.06937648490064</text:p>
          </table:table-cell>
          <table:table-cell table:number-columns-repeated="3"/>
        </table:table-row>
        <table:table-row table:style-name="ro1">
          <table:table-cell office:value-type="float" office:value="8.251282051" calcext:value-type="float">
            <text:p>8.251282051</text:p>
          </table:table-cell>
          <table:table-cell office:value-type="float" office:value="0.923076923" calcext:value-type="float">
            <text:p>0.923076923</text:p>
          </table:table-cell>
          <table:table-cell/>
          <table:table-cell office:value-type="float" office:value="0.179487179" calcext:value-type="float">
            <text:p>0.179487179</text:p>
          </table:table-cell>
          <table:table-cell office:value-type="float" office:value="6.90119379867519" calcext:value-type="float">
            <text:p>6.90119379867519</text:p>
          </table:table-cell>
          <table:table-cell office:value-type="float" office:value="9.902564103" calcext:value-type="float">
            <text:p>9.902564103</text:p>
          </table:table-cell>
          <table:table-cell office:value-type="float" office:value="3.00137030432481" calcext:value-type="float">
            <text:p>3.00137030432481</text:p>
          </table:table-cell>
          <table:table-cell table:number-columns-repeated="3"/>
        </table:table-row>
        <table:table-row table:style-name="ro1">
          <table:table-cell office:value-type="float" office:value="7.98974359" calcext:value-type="float">
            <text:p>7.98974359</text:p>
          </table:table-cell>
          <table:table-cell office:value-type="float" office:value="0.948717949" calcext:value-type="float">
            <text:p>0.948717949</text:p>
          </table:table-cell>
          <table:table-cell/>
          <table:table-cell office:value-type="float" office:value="0.205128205" calcext:value-type="float">
            <text:p>0.205128205</text:p>
          </table:table-cell>
          <table:table-cell office:value-type="float" office:value="7.04099485670325" calcext:value-type="float">
            <text:p>7.04099485670325</text:p>
          </table:table-cell>
          <table:table-cell office:value-type="float" office:value="5.607692308" calcext:value-type="float">
            <text:p>5.607692308</text:p>
          </table:table-cell>
          <table:table-cell office:value-type="float" office:value="-1.43330254870325" calcext:value-type="float">
            <text:p>-1.43330254870325</text:p>
          </table:table-cell>
          <table:table-cell table:number-columns-repeated="3"/>
        </table:table-row>
        <table:table-row table:style-name="ro1">
          <table:table-cell office:value-type="float" office:value="10.92820513" calcext:value-type="float">
            <text:p>10.92820513</text:p>
          </table:table-cell>
          <table:table-cell office:value-type="float" office:value="0.974358974" calcext:value-type="float">
            <text:p>0.974358974</text:p>
          </table:table-cell>
          <table:table-cell/>
          <table:table-cell office:value-type="float" office:value="0.230769231" calcext:value-type="float">
            <text:p>0.230769231</text:p>
          </table:table-cell>
          <table:table-cell office:value-type="float" office:value="7.18079591473132" calcext:value-type="float">
            <text:p>7.18079591473132</text:p>
          </table:table-cell>
          <table:table-cell office:value-type="float" office:value="5.146153846" calcext:value-type="float">
            <text:p>5.146153846</text:p>
          </table:table-cell>
          <table:table-cell office:value-type="float" office:value="-2.03464206873132" calcext:value-type="float">
            <text:p>-2.03464206873132</text:p>
          </table:table-cell>
          <table:table-cell table:number-columns-repeated="3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56410256" calcext:value-type="float">
            <text:p>0.256410256</text:p>
          </table:table-cell>
          <table:table-cell office:value-type="float" office:value="7.32059696730714" calcext:value-type="float">
            <text:p>7.32059696730714</text:p>
          </table:table-cell>
          <table:table-cell office:value-type="float" office:value="4.784615385" calcext:value-type="float">
            <text:p>4.784615385</text:p>
          </table:table-cell>
          <table:table-cell office:value-type="float" office:value="-2.53598158230714" calcext:value-type="float">
            <text:p>-2.53598158230714</text:p>
          </table:table-cell>
          <table:table-cell table:number-columns-repeated="3"/>
        </table:table-row>
        <table:table-row table:style-name="ro1">
          <table:table-cell office:value-type="float" office:value="11.47179487" calcext:value-type="float">
            <text:p>11.47179487</text:p>
          </table:table-cell>
          <table:table-cell office:value-type="float" office:value="1.025641026" calcext:value-type="float">
            <text:p>1.025641026</text:p>
          </table:table-cell>
          <table:table-cell/>
          <table:table-cell office:value-type="float" office:value="0.282051282" calcext:value-type="float">
            <text:p>0.282051282</text:p>
          </table:table-cell>
          <table:table-cell office:value-type="float" office:value="7.46039802533521" calcext:value-type="float">
            <text:p>7.46039802533521</text:p>
          </table:table-cell>
          <table:table-cell office:value-type="float" office:value="7.056410256" calcext:value-type="float">
            <text:p>7.056410256</text:p>
          </table:table-cell>
          <table:table-cell office:value-type="float" office:value="-0.403987769335204" calcext:value-type="float">
            <text:p>-0.403987769335204</text:p>
          </table:table-cell>
          <table:table-cell table:number-columns-repeated="3"/>
        </table:table-row>
        <table:table-row table:style-name="ro1">
          <table:table-cell office:value-type="float" office:value="8.743589744" calcext:value-type="float">
            <text:p>8.743589744</text:p>
          </table:table-cell>
          <table:table-cell office:value-type="float" office:value="1.051282051" calcext:value-type="float">
            <text:p>1.051282051</text:p>
          </table:table-cell>
          <table:table-cell/>
          <table:table-cell office:value-type="float" office:value="0.307692308" calcext:value-type="float">
            <text:p>0.307692308</text:p>
          </table:table-cell>
          <table:table-cell office:value-type="float" office:value="7.60019908336327" calcext:value-type="float">
            <text:p>7.60019908336327</text:p>
          </table:table-cell>
          <table:table-cell office:value-type="float" office:value="9.394871795" calcext:value-type="float">
            <text:p>9.394871795</text:p>
          </table:table-cell>
          <table:table-cell office:value-type="float" office:value="1.79467271163673" calcext:value-type="float">
            <text:p>1.79467271163673</text:p>
          </table:table-cell>
          <table:table-cell table:number-columns-repeated="3"/>
        </table:table-row>
        <table:table-row table:style-name="ro1">
          <table:table-cell office:value-type="float" office:value="11.94871795" calcext:value-type="float">
            <text:p>11.94871795</text:p>
          </table:table-cell>
          <table:table-cell office:value-type="float" office:value="1.076923077" calcext:value-type="float">
            <text:p>1.076923077</text:p>
          </table:table-cell>
          <table:table-cell/>
          <table:table-cell office:value-type="float" office:value="0.333333333" calcext:value-type="float">
            <text:p>0.333333333</text:p>
          </table:table-cell>
          <table:table-cell office:value-type="float" office:value="7.74000013593909" calcext:value-type="float">
            <text:p>7.74000013593909</text:p>
          </table:table-cell>
          <table:table-cell office:value-type="float" office:value="6.8" calcext:value-type="float">
            <text:p>6.8</text:p>
          </table:table-cell>
          <table:table-cell office:value-type="float" office:value="-0.940000135939094" calcext:value-type="float">
            <text:p>-0.940000135939094</text:p>
          </table:table-cell>
          <table:table-cell table:number-columns-repeated="3"/>
        </table:table-row>
        <table:table-row table:style-name="ro1">
          <table:table-cell office:value-type="float" office:value="9.820512821" calcext:value-type="float">
            <text:p>9.820512821</text:p>
          </table:table-cell>
          <table:table-cell office:value-type="float" office:value="1.102564103" calcext:value-type="float">
            <text:p>1.102564103</text:p>
          </table:table-cell>
          <table:table-cell/>
          <table:table-cell office:value-type="float" office:value="0.358974359" calcext:value-type="float">
            <text:p>0.358974359</text:p>
          </table:table-cell>
          <table:table-cell office:value-type="float" office:value="7.87980119396716" calcext:value-type="float">
            <text:p>7.87980119396716</text:p>
          </table:table-cell>
          <table:table-cell office:value-type="float" office:value="4.871794872" calcext:value-type="float">
            <text:p>4.871794872</text:p>
          </table:table-cell>
          <table:table-cell office:value-type="float" office:value="-3.00800632196716" calcext:value-type="float">
            <text:p>-3.00800632196716</text:p>
          </table:table-cell>
          <table:table-cell table:number-columns-repeated="3"/>
        </table:table-row>
        <table:table-row table:style-name="ro1">
          <table:table-cell office:value-type="float" office:value="14.15897436" calcext:value-type="float">
            <text:p>14.15897436</text:p>
          </table:table-cell>
          <table:table-cell office:value-type="float" office:value="1.128205128" calcext:value-type="float">
            <text:p>1.128205128</text:p>
          </table:table-cell>
          <table:table-cell/>
          <table:table-cell office:value-type="float" office:value="0.384615385" calcext:value-type="float">
            <text:p>0.384615385</text:p>
          </table:table-cell>
          <table:table-cell office:value-type="float" office:value="8.01960225199522" calcext:value-type="float">
            <text:p>8.01960225199522</text:p>
          </table:table-cell>
          <table:table-cell office:value-type="float" office:value="5.376923077" calcext:value-type="float">
            <text:p>5.376923077</text:p>
          </table:table-cell>
          <table:table-cell office:value-type="float" office:value="-2.64267917499522" calcext:value-type="float">
            <text:p>-2.64267917499522</text:p>
          </table:table-cell>
          <table:table-cell table:number-columns-repeated="3"/>
        </table:table-row>
        <table:table-row table:style-name="ro1">
          <table:table-cell office:value-type="float" office:value="14.23076923" calcext:value-type="float">
            <text:p>14.23076923</text:p>
          </table:table-cell>
          <table:table-cell office:value-type="float" office:value="1.153846154" calcext:value-type="float">
            <text:p>1.153846154</text:p>
          </table:table-cell>
          <table:table-cell/>
          <table:table-cell office:value-type="float" office:value="0.41025641" calcext:value-type="float">
            <text:p>0.41025641</text:p>
          </table:table-cell>
          <table:table-cell office:value-type="float" office:value="8.15940330457105" calcext:value-type="float">
            <text:p>8.15940330457105</text:p>
          </table:table-cell>
          <table:table-cell office:value-type="float" office:value="10.71538462" calcext:value-type="float">
            <text:p>10.71538462</text:p>
          </table:table-cell>
          <table:table-cell office:value-type="float" office:value="2.55598131542895" calcext:value-type="float">
            <text:p>2.55598131542895</text:p>
          </table:table-cell>
          <table:table-cell table:number-columns-repeated="3"/>
        </table:table-row>
        <table:table-row table:style-name="ro1">
          <table:table-cell office:value-type="float" office:value="13.33589744" calcext:value-type="float">
            <text:p>13.33589744</text:p>
          </table:table-cell>
          <table:table-cell office:value-type="float" office:value="1.179487179" calcext:value-type="float">
            <text:p>1.179487179</text:p>
          </table:table-cell>
          <table:table-cell/>
          <table:table-cell office:value-type="float" office:value="0.435897436" calcext:value-type="float">
            <text:p>0.435897436</text:p>
          </table:table-cell>
          <table:table-cell office:value-type="float" office:value="8.29920436259911" calcext:value-type="float">
            <text:p>8.29920436259911</text:p>
          </table:table-cell>
          <table:table-cell office:value-type="float" office:value="11.55384615" calcext:value-type="float">
            <text:p>11.55384615</text:p>
          </table:table-cell>
          <table:table-cell office:value-type="float" office:value="3.25464178740089" calcext:value-type="float">
            <text:p>3.25464178740089</text:p>
          </table:table-cell>
          <table:table-cell table:number-columns-repeated="3"/>
        </table:table-row>
        <table:table-row table:style-name="ro1">
          <table:table-cell office:value-type="float" office:value="15.70769231" calcext:value-type="float">
            <text:p>15.70769231</text:p>
          </table:table-cell>
          <table:table-cell office:value-type="float" office:value="1.205128205" calcext:value-type="float">
            <text:p>1.205128205</text:p>
          </table:table-cell>
          <table:table-cell/>
          <table:table-cell office:value-type="float" office:value="0.461538462" calcext:value-type="float">
            <text:p>0.461538462</text:p>
          </table:table-cell>
          <table:table-cell office:value-type="float" office:value="8.43900542062718" calcext:value-type="float">
            <text:p>8.43900542062718</text:p>
          </table:table-cell>
          <table:table-cell office:value-type="float" office:value="9.258974359" calcext:value-type="float">
            <text:p>9.258974359</text:p>
          </table:table-cell>
          <table:table-cell office:value-type="float" office:value="0.819968938372821" calcext:value-type="float">
            <text:p>0.819968938372821</text:p>
          </table:table-cell>
          <table:table-cell table:number-columns-repeated="3"/>
        </table:table-row>
        <table:table-row table:style-name="ro1">
          <table:table-cell office:value-type="float" office:value="14.17948718" calcext:value-type="float">
            <text:p>14.17948718</text:p>
          </table:table-cell>
          <table:table-cell office:value-type="float" office:value="1.230769231" calcext:value-type="float">
            <text:p>1.230769231</text:p>
          </table:table-cell>
          <table:table-cell/>
          <table:table-cell office:value-type="float" office:value="0.487179487" calcext:value-type="float">
            <text:p>0.487179487</text:p>
          </table:table-cell>
          <table:table-cell office:value-type="float" office:value="8.578806473203" calcext:value-type="float">
            <text:p>8.578806473203</text:p>
          </table:table-cell>
          <table:table-cell office:value-type="float" office:value="8.097435897" calcext:value-type="float">
            <text:p>8.097435897</text:p>
          </table:table-cell>
          <table:table-cell office:value-type="float" office:value="-0.481370576203002" calcext:value-type="float">
            <text:p>-0.481370576203002</text:p>
          </table:table-cell>
          <table:table-cell table:number-columns-repeated="3"/>
        </table:table-row>
        <table:table-row table:style-name="ro1">
          <table:table-cell office:value-type="float" office:value="14.38461538" calcext:value-type="float">
            <text:p>14.38461538</text:p>
          </table:table-cell>
          <table:table-cell office:value-type="float" office:value="1.256410256" calcext:value-type="float">
            <text:p>1.256410256</text:p>
          </table:table-cell>
          <table:table-cell/>
          <table:table-cell office:value-type="float" office:value="0.512820513" calcext:value-type="float">
            <text:p>0.512820513</text:p>
          </table:table-cell>
          <table:table-cell office:value-type="float" office:value="8.71860753123107" calcext:value-type="float">
            <text:p>8.71860753123107</text:p>
          </table:table-cell>
          <table:table-cell office:value-type="float" office:value="12.1025641" calcext:value-type="float">
            <text:p>12.1025641</text:p>
          </table:table-cell>
          <table:table-cell office:value-type="float" office:value="3.38395656876893" calcext:value-type="float">
            <text:p>3.38395656876893</text:p>
          </table:table-cell>
          <table:table-cell table:number-columns-repeated="3"/>
        </table:table-row>
        <table:table-row table:style-name="ro1">
          <table:table-cell office:value-type="float" office:value="11.38974359" calcext:value-type="float">
            <text:p>11.38974359</text:p>
          </table:table-cell>
          <table:table-cell office:value-type="float" office:value="1.282051282" calcext:value-type="float">
            <text:p>1.282051282</text:p>
          </table:table-cell>
          <table:table-cell/>
          <table:table-cell office:value-type="float" office:value="0.538461538" calcext:value-type="float">
            <text:p>0.538461538</text:p>
          </table:table-cell>
          <table:table-cell office:value-type="float" office:value="8.85840858380689" calcext:value-type="float">
            <text:p>8.85840858380689</text:p>
          </table:table-cell>
          <table:table-cell office:value-type="float" office:value="8.774358974" calcext:value-type="float">
            <text:p>8.774358974</text:p>
          </table:table-cell>
          <table:table-cell office:value-type="float" office:value="-0.0840496098068915" calcext:value-type="float">
            <text:p>-0.0840496098068915</text:p>
          </table:table-cell>
          <table:table-cell table:number-columns-repeated="3"/>
        </table:table-row>
        <table:table-row table:style-name="ro1">
          <table:table-cell office:value-type="float" office:value="14.79487179" calcext:value-type="float">
            <text:p>14.79487179</text:p>
          </table:table-cell>
          <table:table-cell office:value-type="float" office:value="1.307692308" calcext:value-type="float">
            <text:p>1.307692308</text:p>
          </table:table-cell>
          <table:table-cell/>
          <table:table-cell office:value-type="float" office:value="0.564102564" calcext:value-type="float">
            <text:p>0.564102564</text:p>
          </table:table-cell>
          <table:table-cell office:value-type="float" office:value="8.99820964183496" calcext:value-type="float">
            <text:p>8.99820964183496</text:p>
          </table:table-cell>
          <table:table-cell office:value-type="float" office:value="9.612820513" calcext:value-type="float">
            <text:p>9.612820513</text:p>
          </table:table-cell>
          <table:table-cell office:value-type="float" office:value="0.614610871165043" calcext:value-type="float">
            <text:p>0.614610871165043</text:p>
          </table:table-cell>
          <table:table-cell table:number-columns-repeated="3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.333333333" calcext:value-type="float">
            <text:p>1.333333333</text:p>
          </table:table-cell>
          <table:table-cell/>
          <table:table-cell office:value-type="float" office:value="0.58974359" calcext:value-type="float">
            <text:p>0.58974359</text:p>
          </table:table-cell>
          <table:table-cell office:value-type="float" office:value="9.13801069986302" calcext:value-type="float">
            <text:p>9.13801069986302</text:p>
          </table:table-cell>
          <table:table-cell office:value-type="float" office:value="6.451282051" calcext:value-type="float">
            <text:p>6.451282051</text:p>
          </table:table-cell>
          <table:table-cell office:value-type="float" office:value="-2.68672864886302" calcext:value-type="float">
            <text:p>-2.68672864886302</text:p>
          </table:table-cell>
          <table:table-cell table:number-columns-repeated="3"/>
        </table:table-row>
        <table:table-row table:style-name="ro1">
          <table:table-cell office:value-type="float" office:value="14.33846154" calcext:value-type="float">
            <text:p>14.33846154</text:p>
          </table:table-cell>
          <table:table-cell office:value-type="float" office:value="1.358974359" calcext:value-type="float">
            <text:p>1.358974359</text:p>
          </table:table-cell>
          <table:table-cell/>
          <table:table-cell office:value-type="float" office:value="0.615384615" calcext:value-type="float">
            <text:p>0.615384615</text:p>
          </table:table-cell>
          <table:table-cell office:value-type="float" office:value="9.27781175243885" calcext:value-type="float">
            <text:p>9.27781175243885</text:p>
          </table:table-cell>
          <table:table-cell office:value-type="float" office:value="11.55641026" calcext:value-type="float">
            <text:p>11.55641026</text:p>
          </table:table-cell>
          <table:table-cell office:value-type="float" office:value="2.27859850756115" calcext:value-type="float">
            <text:p>2.27859850756115</text:p>
          </table:table-cell>
          <table:table-cell table:number-columns-repeated="3"/>
        </table:table-row>
        <table:table-row table:style-name="ro1">
          <table:table-cell office:value-type="float" office:value="15.97692308" calcext:value-type="float">
            <text:p>15.97692308</text:p>
          </table:table-cell>
          <table:table-cell office:value-type="float" office:value="1.384615385" calcext:value-type="float">
            <text:p>1.384615385</text:p>
          </table:table-cell>
          <table:table-cell/>
          <table:table-cell office:value-type="float" office:value="0.641025641" calcext:value-type="float">
            <text:p>0.641025641</text:p>
          </table:table-cell>
          <table:table-cell office:value-type="float" office:value="9.41761281046691" calcext:value-type="float">
            <text:p>9.41761281046691</text:p>
          </table:table-cell>
          <table:table-cell office:value-type="float" office:value="9.928205128" calcext:value-type="float">
            <text:p>9.928205128</text:p>
          </table:table-cell>
          <table:table-cell office:value-type="float" office:value="0.510592317533087" calcext:value-type="float">
            <text:p>0.510592317533087</text:p>
          </table:table-cell>
          <table:table-cell table:number-columns-repeated="3"/>
        </table:table-row>
        <table:table-row table:style-name="ro1">
          <table:table-cell office:value-type="float" office:value="12.18205128" calcext:value-type="float">
            <text:p>12.18205128</text:p>
          </table:table-cell>
          <table:table-cell office:value-type="float" office:value="1.41025641" calcext:value-type="float">
            <text:p>1.41025641</text:p>
          </table:table-cell>
          <table:table-cell/>
          <table:table-cell office:value-type="float" office:value="0.666666667" calcext:value-type="float">
            <text:p>0.666666667</text:p>
          </table:table-cell>
          <table:table-cell office:value-type="float" office:value="9.55741386849498" calcext:value-type="float">
            <text:p>9.55741386849498</text:p>
          </table:table-cell>
          <table:table-cell office:value-type="float" office:value="7.9" calcext:value-type="float">
            <text:p>7.9</text:p>
          </table:table-cell>
          <table:table-cell office:value-type="float" office:value="-1.65741386849498" calcext:value-type="float">
            <text:p>-1.65741386849498</text:p>
          </table:table-cell>
          <table:table-cell table:number-columns-repeated="3"/>
        </table:table-row>
        <table:table-row table:style-name="ro1">
          <table:table-cell office:value-type="float" office:value="12.68717949" calcext:value-type="float">
            <text:p>12.68717949</text:p>
          </table:table-cell>
          <table:table-cell office:value-type="float" office:value="1.435897436" calcext:value-type="float">
            <text:p>1.435897436</text:p>
          </table:table-cell>
          <table:table-cell/>
          <table:table-cell office:value-type="float" office:value="0.692307692" calcext:value-type="float">
            <text:p>0.692307692</text:p>
          </table:table-cell>
          <table:table-cell office:value-type="float" office:value="9.6972149210708" calcext:value-type="float">
            <text:p>9.6972149210708</text:p>
          </table:table-cell>
          <table:table-cell office:value-type="float" office:value="12.77179487" calcext:value-type="float">
            <text:p>12.77179487</text:p>
          </table:table-cell>
          <table:table-cell office:value-type="float" office:value="3.0745799489292" calcext:value-type="float">
            <text:p>3.0745799489292</text:p>
          </table:table-cell>
          <table:table-cell table:number-columns-repeated="3"/>
        </table:table-row>
        <table:table-row table:style-name="ro1">
          <table:table-cell office:value-type="float" office:value="15.12564103" calcext:value-type="float">
            <text:p>15.12564103</text:p>
          </table:table-cell>
          <table:table-cell office:value-type="float" office:value="1.461538462" calcext:value-type="float">
            <text:p>1.461538462</text:p>
          </table:table-cell>
          <table:table-cell/>
          <table:table-cell office:value-type="float" office:value="0.717948718" calcext:value-type="float">
            <text:p>0.717948718</text:p>
          </table:table-cell>
          <table:table-cell office:value-type="float" office:value="9.83701597909887" calcext:value-type="float">
            <text:p>9.83701597909887</text:p>
          </table:table-cell>
          <table:table-cell office:value-type="float" office:value="6.743589744" calcext:value-type="float">
            <text:p>6.743589744</text:p>
          </table:table-cell>
          <table:table-cell office:value-type="float" office:value="-3.09342623509887" calcext:value-type="float">
            <text:p>-3.09342623509887</text:p>
          </table:table-cell>
          <table:table-cell table:number-columns-repeated="3"/>
        </table:table-row>
        <table:table-row table:style-name="ro1">
          <table:table-cell office:value-type="float" office:value="16.23076923" calcext:value-type="float">
            <text:p>16.23076923</text:p>
          </table:table-cell>
          <table:table-cell office:value-type="float" office:value="1.487179487" calcext:value-type="float">
            <text:p>1.487179487</text:p>
          </table:table-cell>
          <table:table-cell/>
          <table:table-cell office:value-type="float" office:value="0.743589744" calcext:value-type="float">
            <text:p>0.743589744</text:p>
          </table:table-cell>
          <table:table-cell office:value-type="float" office:value="9.97681703712693" calcext:value-type="float">
            <text:p>9.97681703712693</text:p>
          </table:table-cell>
          <table:table-cell office:value-type="float" office:value="8.882051282" calcext:value-type="float">
            <text:p>8.882051282</text:p>
          </table:table-cell>
          <table:table-cell office:value-type="float" office:value="-1.09476575512693" calcext:value-type="float">
            <text:p>-1.09476575512693</text:p>
          </table:table-cell>
          <table:table-cell table:number-columns-repeated="3"/>
        </table:table-row>
        <table:table-row table:style-name="ro1">
          <table:table-cell office:value-type="float" office:value="12.33589744" calcext:value-type="float">
            <text:p>12.33589744</text:p>
          </table:table-cell>
          <table:table-cell office:value-type="float" office:value="1.512820513" calcext:value-type="float">
            <text:p>1.512820513</text:p>
          </table:table-cell>
          <table:table-cell/>
          <table:table-cell office:value-type="float" office:value="0.769230769" calcext:value-type="float">
            <text:p>0.769230769</text:p>
          </table:table-cell>
          <table:table-cell office:value-type="float" office:value="10.1166180897028" calcext:value-type="float">
            <text:p>10.1166180897028</text:p>
          </table:table-cell>
          <table:table-cell office:value-type="float" office:value="9.520512821" calcext:value-type="float">
            <text:p>9.520512821</text:p>
          </table:table-cell>
          <table:table-cell office:value-type="float" office:value="-0.596105268702756" calcext:value-type="float">
            <text:p>-0.596105268702756</text:p>
          </table:table-cell>
          <table:table-cell table:number-columns-repeated="3"/>
        </table:table-row>
        <table:table-row table:style-name="ro1">
          <table:table-cell office:value-type="float" office:value="15.14102564" calcext:value-type="float">
            <text:p>15.14102564</text:p>
          </table:table-cell>
          <table:table-cell office:value-type="float" office:value="1.538461538" calcext:value-type="float">
            <text:p>1.538461538</text:p>
          </table:table-cell>
          <table:table-cell/>
          <table:table-cell office:value-type="float" office:value="0.794871795" calcext:value-type="float">
            <text:p>0.794871795</text:p>
          </table:table-cell>
          <table:table-cell office:value-type="float" office:value="10.2564191477308" calcext:value-type="float">
            <text:p>10.2564191477308</text:p>
          </table:table-cell>
          <table:table-cell office:value-type="float" office:value="7.225641026" calcext:value-type="float">
            <text:p>7.225641026</text:p>
          </table:table-cell>
          <table:table-cell office:value-type="float" office:value="-3.03077812173082" calcext:value-type="float">
            <text:p>-3.03077812173082</text:p>
          </table:table-cell>
          <table:table-cell table:number-columns-repeated="3"/>
        </table:table-row>
        <table:table-row table:style-name="ro1">
          <table:table-cell office:value-type="float" office:value="14.84615385" calcext:value-type="float">
            <text:p>14.84615385</text:p>
          </table:table-cell>
          <table:table-cell office:value-type="float" office:value="1.564102564" calcext:value-type="float">
            <text:p>1.564102564</text:p>
          </table:table-cell>
          <table:table-cell/>
          <table:table-cell office:value-type="float" office:value="0.820512821" calcext:value-type="float">
            <text:p>0.820512821</text:p>
          </table:table-cell>
          <table:table-cell office:value-type="float" office:value="10.3962202057589" calcext:value-type="float">
            <text:p>10.3962202057589</text:p>
          </table:table-cell>
          <table:table-cell office:value-type="float" office:value="13.5974359" calcext:value-type="float">
            <text:p>13.5974359</text:p>
          </table:table-cell>
          <table:table-cell office:value-type="float" office:value="3.20121569424111" calcext:value-type="float">
            <text:p>3.20121569424111</text:p>
          </table:table-cell>
          <table:table-cell table:number-columns-repeated="3"/>
        </table:table-row>
        <table:table-row table:style-name="ro1">
          <table:table-cell office:value-type="float" office:value="13.78461538" calcext:value-type="float">
            <text:p>13.78461538</text:p>
          </table:table-cell>
          <table:table-cell office:value-type="float" office:value="1.58974359" calcext:value-type="float">
            <text:p>1.58974359</text:p>
          </table:table-cell>
          <table:table-cell/>
          <table:table-cell office:value-type="float" office:value="0.846153846" calcext:value-type="float">
            <text:p>0.846153846</text:p>
          </table:table-cell>
          <table:table-cell office:value-type="float" office:value="10.5360212583347" calcext:value-type="float">
            <text:p>10.5360212583347</text:p>
          </table:table-cell>
          <table:table-cell office:value-type="float" office:value="11.1025641" calcext:value-type="float">
            <text:p>11.1025641</text:p>
          </table:table-cell>
          <table:table-cell office:value-type="float" office:value="0.566542841665291" calcext:value-type="float">
            <text:p>0.566542841665291</text:p>
          </table:table-cell>
          <table:table-cell table:number-columns-repeated="3"/>
        </table:table-row>
        <table:table-row table:style-name="ro1">
          <table:table-cell office:value-type="float" office:value="15.38974359" calcext:value-type="float">
            <text:p>15.38974359</text:p>
          </table:table-cell>
          <table:table-cell office:value-type="float" office:value="1.615384615" calcext:value-type="float">
            <text:p>1.615384615</text:p>
          </table:table-cell>
          <table:table-cell/>
          <table:table-cell office:value-type="float" office:value="0.871794872" calcext:value-type="float">
            <text:p>0.871794872</text:p>
          </table:table-cell>
          <table:table-cell office:value-type="float" office:value="10.6758223163628" calcext:value-type="float">
            <text:p>10.6758223163628</text:p>
          </table:table-cell>
          <table:table-cell office:value-type="float" office:value="10.64102564" calcext:value-type="float">
            <text:p>10.64102564</text:p>
          </table:table-cell>
          <table:table-cell office:value-type="float" office:value="-0.0347966763627756" calcext:value-type="float">
            <text:p>-0.0347966763627756</text:p>
          </table:table-cell>
          <table:table-cell table:number-columns-repeated="3"/>
        </table:table-row>
        <table:table-row table:style-name="ro1">
          <table:table-cell office:value-type="float" office:value="12.76153846" calcext:value-type="float">
            <text:p>12.76153846</text:p>
          </table:table-cell>
          <table:table-cell office:value-type="float" office:value="1.641025641" calcext:value-type="float">
            <text:p>1.641025641</text:p>
          </table:table-cell>
          <table:table-cell/>
          <table:table-cell office:value-type="float" office:value="0.897435897" calcext:value-type="float">
            <text:p>0.897435897</text:p>
          </table:table-cell>
          <table:table-cell office:value-type="float" office:value="10.8156233689386" calcext:value-type="float">
            <text:p>10.8156233689386</text:p>
          </table:table-cell>
          <table:table-cell office:value-type="float" office:value="9.679487179" calcext:value-type="float">
            <text:p>9.679487179</text:p>
          </table:table-cell>
          <table:table-cell office:value-type="float" office:value="-1.1361361899386" calcext:value-type="float">
            <text:p>-1.1361361899386</text:p>
          </table:table-cell>
          <table:table-cell table:number-columns-repeated="3"/>
        </table:table-row>
        <table:table-row table:style-name="ro1">
          <table:table-cell office:value-type="float" office:value="12.63333333" calcext:value-type="float">
            <text:p>12.63333333</text:p>
          </table:table-cell>
          <table:table-cell office:value-type="float" office:value="1.666666667" calcext:value-type="float">
            <text:p>1.666666667</text:p>
          </table:table-cell>
          <table:table-cell/>
          <table:table-cell office:value-type="float" office:value="0.923076923" calcext:value-type="float">
            <text:p>0.923076923</text:p>
          </table:table-cell>
          <table:table-cell office:value-type="float" office:value="10.9554244269667" calcext:value-type="float">
            <text:p>10.9554244269667</text:p>
          </table:table-cell>
          <table:table-cell office:value-type="float" office:value="8.251282051" calcext:value-type="float">
            <text:p>8.251282051</text:p>
          </table:table-cell>
          <table:table-cell office:value-type="float" office:value="-2.70414237596667" calcext:value-type="float">
            <text:p>-2.70414237596667</text:p>
          </table:table-cell>
          <table:table-cell table:number-columns-repeated="3"/>
        </table:table-row>
        <table:table-row table:style-name="ro1">
          <table:table-cell office:value-type="float" office:value="15.90512821" calcext:value-type="float">
            <text:p>15.90512821</text:p>
          </table:table-cell>
          <table:table-cell office:value-type="float" office:value="1.692307692" calcext:value-type="float">
            <text:p>1.692307692</text:p>
          </table:table-cell>
          <table:table-cell/>
          <table:table-cell office:value-type="float" office:value="0.948717949" calcext:value-type="float">
            <text:p>0.948717949</text:p>
          </table:table-cell>
          <table:table-cell office:value-type="float" office:value="11.0952254849947" calcext:value-type="float">
            <text:p>11.0952254849947</text:p>
          </table:table-cell>
          <table:table-cell office:value-type="float" office:value="7.98974359" calcext:value-type="float">
            <text:p>7.98974359</text:p>
          </table:table-cell>
          <table:table-cell office:value-type="float" office:value="-3.10548189499473" calcext:value-type="float">
            <text:p>-3.10548189499473</text:p>
          </table:table-cell>
          <table:table-cell table:number-columns-repeated="3"/>
        </table:table-row>
        <table:table-row table:style-name="ro1">
          <table:table-cell office:value-type="float" office:value="12.97692308" calcext:value-type="float">
            <text:p>12.97692308</text:p>
          </table:table-cell>
          <table:table-cell office:value-type="float" office:value="1.717948718" calcext:value-type="float">
            <text:p>1.717948718</text:p>
          </table:table-cell>
          <table:table-cell/>
          <table:table-cell office:value-type="float" office:value="0.974358974" calcext:value-type="float">
            <text:p>0.974358974</text:p>
          </table:table-cell>
          <table:table-cell office:value-type="float" office:value="11.2350265375706" calcext:value-type="float">
            <text:p>11.2350265375706</text:p>
          </table:table-cell>
          <table:table-cell office:value-type="float" office:value="10.92820513" calcext:value-type="float">
            <text:p>10.92820513</text:p>
          </table:table-cell>
          <table:table-cell office:value-type="float" office:value="-0.306821407570554" calcext:value-type="float">
            <text:p>-0.306821407570554</text:p>
          </table:table-cell>
          <table:table-cell table:number-columns-repeated="3"/>
        </table:table-row>
        <table:table-row table:style-name="ro1">
          <table:table-cell office:value-type="float" office:value="15.54871795" calcext:value-type="float">
            <text:p>15.54871795</text:p>
          </table:table-cell>
          <table:table-cell office:value-type="float" office:value="1.743589744" calcext:value-type="float">
            <text:p>1.7435897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3748275955986" calcext:value-type="float">
            <text:p>11.3748275955986</text:p>
          </table:table-cell>
          <table:table-cell office:value-type="float" office:value="11.8" calcext:value-type="float">
            <text:p>11.8</text:p>
          </table:table-cell>
          <table:table-cell office:value-type="float" office:value="0.42517240440138" calcext:value-type="float">
            <text:p>0.42517240440138</text:p>
          </table:table-cell>
          <table:table-cell table:number-columns-repeated="3"/>
        </table:table-row>
        <table:table-row table:style-name="ro1">
          <table:table-cell office:value-type="float" office:value="18.22051282" calcext:value-type="float">
            <text:p>18.22051282</text:p>
          </table:table-cell>
          <table:table-cell office:value-type="float" office:value="1.769230769" calcext:value-type="float">
            <text:p>1.769230769</text:p>
          </table:table-cell>
          <table:table-cell/>
          <table:table-cell office:value-type="float" office:value="1.025641026" calcext:value-type="float">
            <text:p>1.025641026</text:p>
          </table:table-cell>
          <table:table-cell office:value-type="float" office:value="11.5146286536267" calcext:value-type="float">
            <text:p>11.5146286536267</text:p>
          </table:table-cell>
          <table:table-cell office:value-type="float" office:value="11.47179487" calcext:value-type="float">
            <text:p>11.47179487</text:p>
          </table:table-cell>
          <table:table-cell office:value-type="float" office:value="-0.0428337836266852" calcext:value-type="float">
            <text:p>-0.0428337836266852</text:p>
          </table:table-cell>
          <table:table-cell table:number-columns-repeated="3"/>
        </table:table-row>
        <table:table-row table:style-name="ro1">
          <table:table-cell office:value-type="float" office:value="14.09230769" calcext:value-type="float">
            <text:p>14.09230769</text:p>
          </table:table-cell>
          <table:table-cell office:value-type="float" office:value="1.794871795" calcext:value-type="float">
            <text:p>1.794871795</text:p>
          </table:table-cell>
          <table:table-cell/>
          <table:table-cell office:value-type="float" office:value="1.051282051" calcext:value-type="float">
            <text:p>1.051282051</text:p>
          </table:table-cell>
          <table:table-cell office:value-type="float" office:value="11.6544297062025" calcext:value-type="float">
            <text:p>11.6544297062025</text:p>
          </table:table-cell>
          <table:table-cell office:value-type="float" office:value="8.743589744" calcext:value-type="float">
            <text:p>8.743589744</text:p>
          </table:table-cell>
          <table:table-cell office:value-type="float" office:value="-2.91083996220251" calcext:value-type="float">
            <text:p>-2.91083996220251</text:p>
          </table:table-cell>
          <table:table-cell table:number-columns-repeated="3"/>
        </table:table-row>
        <table:table-row table:style-name="ro1">
          <table:table-cell office:value-type="float" office:value="17.86410256" calcext:value-type="float">
            <text:p>17.86410256</text:p>
          </table:table-cell>
          <table:table-cell office:value-type="float" office:value="1.820512821" calcext:value-type="float">
            <text:p>1.820512821</text:p>
          </table:table-cell>
          <table:table-cell/>
          <table:table-cell office:value-type="float" office:value="1.076923077" calcext:value-type="float">
            <text:p>1.076923077</text:p>
          </table:table-cell>
          <table:table-cell office:value-type="float" office:value="11.7942307642306" calcext:value-type="float">
            <text:p>11.7942307642306</text:p>
          </table:table-cell>
          <table:table-cell office:value-type="float" office:value="11.94871795" calcext:value-type="float">
            <text:p>11.94871795</text:p>
          </table:table-cell>
          <table:table-cell office:value-type="float" office:value="0.154487185769426" calcext:value-type="float">
            <text:p>0.154487185769426</text:p>
          </table:table-cell>
          <table:table-cell table:number-columns-repeated="3"/>
        </table:table-row>
        <table:table-row table:style-name="ro1">
          <table:table-cell office:value-type="float" office:value="19.2025641" calcext:value-type="float">
            <text:p>19.2025641</text:p>
          </table:table-cell>
          <table:table-cell office:value-type="float" office:value="1.846153846" calcext:value-type="float">
            <text:p>1.846153846</text:p>
          </table:table-cell>
          <table:table-cell/>
          <table:table-cell office:value-type="float" office:value="1.102564103" calcext:value-type="float">
            <text:p>1.102564103</text:p>
          </table:table-cell>
          <table:table-cell office:value-type="float" office:value="11.9340318222586" calcext:value-type="float">
            <text:p>11.9340318222586</text:p>
          </table:table-cell>
          <table:table-cell office:value-type="float" office:value="9.820512821" calcext:value-type="float">
            <text:p>9.820512821</text:p>
          </table:table-cell>
          <table:table-cell office:value-type="float" office:value="-2.11351900125864" calcext:value-type="float">
            <text:p>-2.11351900125864</text:p>
          </table:table-cell>
          <table:table-cell table:number-columns-repeated="3"/>
        </table:table-row>
        <table:table-row table:style-name="ro1">
          <table:table-cell office:value-type="float" office:value="16.10769231" calcext:value-type="float">
            <text:p>16.10769231</text:p>
          </table:table-cell>
          <table:table-cell office:value-type="float" office:value="1.871794872" calcext:value-type="float">
            <text:p>1.871794872</text:p>
          </table:table-cell>
          <table:table-cell/>
          <table:table-cell office:value-type="float" office:value="1.128205128" calcext:value-type="float">
            <text:p>1.128205128</text:p>
          </table:table-cell>
          <table:table-cell office:value-type="float" office:value="12.0738328748345" calcext:value-type="float">
            <text:p>12.0738328748345</text:p>
          </table:table-cell>
          <table:table-cell office:value-type="float" office:value="14.15897436" calcext:value-type="float">
            <text:p>14.15897436</text:p>
          </table:table-cell>
          <table:table-cell office:value-type="float" office:value="2.08514148516554" calcext:value-type="float">
            <text:p>2.08514148516554</text:p>
          </table:table-cell>
          <table:table-cell table:number-columns-repeated="3"/>
        </table:table-row>
        <table:table-row table:style-name="ro1">
          <table:table-cell office:value-type="float" office:value="15.17948718" calcext:value-type="float">
            <text:p>15.17948718</text:p>
          </table:table-cell>
          <table:table-cell office:value-type="float" office:value="1.897435897" calcext:value-type="float">
            <text:p>1.897435897</text:p>
          </table:table-cell>
          <table:table-cell/>
          <table:table-cell office:value-type="float" office:value="1.153846154" calcext:value-type="float">
            <text:p>1.153846154</text:p>
          </table:table-cell>
          <table:table-cell office:value-type="float" office:value="12.2136339328625" calcext:value-type="float">
            <text:p>12.2136339328625</text:p>
          </table:table-cell>
          <table:table-cell office:value-type="float" office:value="14.23076923" calcext:value-type="float">
            <text:p>14.23076923</text:p>
          </table:table-cell>
          <table:table-cell office:value-type="float" office:value="2.01713529713747" calcext:value-type="float">
            <text:p>2.01713529713747</text:p>
          </table:table-cell>
          <table:table-cell table:number-columns-repeated="3"/>
        </table:table-row>
        <table:table-row table:style-name="ro1">
          <table:table-cell office:value-type="float" office:value="15.38461538" calcext:value-type="float">
            <text:p>15.38461538</text:p>
          </table:table-cell>
          <table:table-cell office:value-type="float" office:value="1.923076923" calcext:value-type="float">
            <text:p>1.923076923</text:p>
          </table:table-cell>
          <table:table-cell/>
          <table:table-cell office:value-type="float" office:value="1.179487179" calcext:value-type="float">
            <text:p>1.179487179</text:p>
          </table:table-cell>
          <table:table-cell office:value-type="float" office:value="12.3534349854384" calcext:value-type="float">
            <text:p>12.3534349854384</text:p>
          </table:table-cell>
          <table:table-cell office:value-type="float" office:value="13.33589744" calcext:value-type="float">
            <text:p>13.33589744</text:p>
          </table:table-cell>
          <table:table-cell office:value-type="float" office:value="0.982462454561645" calcext:value-type="float">
            <text:p>0.982462454561645</text:p>
          </table:table-cell>
          <table:table-cell table:number-columns-repeated="3"/>
        </table:table-row>
        <table:table-row table:style-name="ro1">
          <table:table-cell office:value-type="float" office:value="16.82307692" calcext:value-type="float">
            <text:p>16.82307692</text:p>
          </table:table-cell>
          <table:table-cell office:value-type="float" office:value="1.948717949" calcext:value-type="float">
            <text:p>1.948717949</text:p>
          </table:table-cell>
          <table:table-cell/>
          <table:table-cell office:value-type="float" office:value="1.205128205" calcext:value-type="float">
            <text:p>1.205128205</text:p>
          </table:table-cell>
          <table:table-cell office:value-type="float" office:value="12.4932360434664" calcext:value-type="float">
            <text:p>12.4932360434664</text:p>
          </table:table-cell>
          <table:table-cell office:value-type="float" office:value="15.70769231" calcext:value-type="float">
            <text:p>15.70769231</text:p>
          </table:table-cell>
          <table:table-cell office:value-type="float" office:value="3.21445626653358" calcext:value-type="float">
            <text:p>3.21445626653358</text:p>
          </table:table-cell>
          <table:table-cell table:number-columns-repeated="3"/>
        </table:table-row>
        <table:table-row table:style-name="ro1">
          <table:table-cell office:value-type="float" office:value="16.92820513" calcext:value-type="float">
            <text:p>16.92820513</text:p>
          </table:table-cell>
          <table:table-cell office:value-type="float" office:value="1.974358974" calcext:value-type="float">
            <text:p>1.974358974</text:p>
          </table:table-cell>
          <table:table-cell/>
          <table:table-cell office:value-type="float" office:value="1.230769231" calcext:value-type="float">
            <text:p>1.230769231</text:p>
          </table:table-cell>
          <table:table-cell office:value-type="float" office:value="12.6330371014945" calcext:value-type="float">
            <text:p>12.6330371014945</text:p>
          </table:table-cell>
          <table:table-cell office:value-type="float" office:value="14.17948718" calcext:value-type="float">
            <text:p>14.17948718</text:p>
          </table:table-cell>
          <table:table-cell office:value-type="float" office:value="1.54645007850552" calcext:value-type="float">
            <text:p>1.54645007850552</text:p>
          </table:table-cell>
          <table:table-cell table:number-columns-repeated="3"/>
        </table:table-row>
        <table:table-row table:style-name="ro1">
          <table:table-cell office:value-type="float" office:value="19.43333333" calcext:value-type="float">
            <text:p>19.43333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256410256" calcext:value-type="float">
            <text:p>1.256410256</text:p>
          </table:table-cell>
          <table:table-cell office:value-type="float" office:value="12.7728381540703" calcext:value-type="float">
            <text:p>12.7728381540703</text:p>
          </table:table-cell>
          <table:table-cell office:value-type="float" office:value="14.38461538" calcext:value-type="float">
            <text:p>14.38461538</text:p>
          </table:table-cell>
          <table:table-cell office:value-type="float" office:value="1.61177722592969" calcext:value-type="float">
            <text:p>1.61177722592969</text:p>
          </table:table-cell>
          <table:table-cell table:number-columns-repeated="3"/>
        </table:table-row>
        <table:table-row table:style-name="ro1">
          <table:table-cell office:value-type="float" office:value="14.43846154" calcext:value-type="float">
            <text:p>14.43846154</text:p>
          </table:table-cell>
          <table:table-cell office:value-type="float" office:value="2.025641026" calcext:value-type="float">
            <text:p>2.025641026</text:p>
          </table:table-cell>
          <table:table-cell/>
          <table:table-cell office:value-type="float" office:value="1.282051282" calcext:value-type="float">
            <text:p>1.282051282</text:p>
          </table:table-cell>
          <table:table-cell office:value-type="float" office:value="12.9126392120984" calcext:value-type="float">
            <text:p>12.9126392120984</text:p>
          </table:table-cell>
          <table:table-cell office:value-type="float" office:value="11.38974359" calcext:value-type="float">
            <text:p>11.38974359</text:p>
          </table:table-cell>
          <table:table-cell office:value-type="float" office:value="-1.52289562209837" calcext:value-type="float">
            <text:p>-1.52289562209837</text:p>
          </table:table-cell>
          <table:table-cell table:number-columns-repeated="3"/>
        </table:table-row>
        <table:table-row table:style-name="ro1">
          <table:table-cell office:value-type="float" office:value="17.81025641" calcext:value-type="float">
            <text:p>17.81025641</text:p>
          </table:table-cell>
          <table:table-cell office:value-type="float" office:value="2.051282051" calcext:value-type="float">
            <text:p>2.051282051</text:p>
          </table:table-cell>
          <table:table-cell/>
          <table:table-cell office:value-type="float" office:value="1.307692308" calcext:value-type="float">
            <text:p>1.307692308</text:p>
          </table:table-cell>
          <table:table-cell office:value-type="float" office:value="13.0524402701264" calcext:value-type="float">
            <text:p>13.0524402701264</text:p>
          </table:table-cell>
          <table:table-cell office:value-type="float" office:value="14.79487179" calcext:value-type="float">
            <text:p>14.79487179</text:p>
          </table:table-cell>
          <table:table-cell office:value-type="float" office:value="1.74243151987356" calcext:value-type="float">
            <text:p>1.74243151987356</text:p>
          </table:table-cell>
          <table:table-cell table:number-columns-repeated="3"/>
        </table:table-row>
        <table:table-row table:style-name="ro1">
          <table:table-cell office:value-type="float" office:value="18.84871795" calcext:value-type="float">
            <text:p>18.84871795</text:p>
          </table:table-cell>
          <table:table-cell office:value-type="float" office:value="2.076923077" calcext:value-type="float">
            <text:p>2.076923077</text:p>
          </table:table-cell>
          <table:table-cell/>
          <table:table-cell office:value-type="float" office:value="1.333333333" calcext:value-type="float">
            <text:p>1.333333333</text:p>
          </table:table-cell>
          <table:table-cell office:value-type="float" office:value="13.1922413227023" calcext:value-type="float">
            <text:p>13.1922413227023</text:p>
          </table:table-cell>
          <table:table-cell office:value-type="float" office:value="11.9" calcext:value-type="float">
            <text:p>11.9</text:p>
          </table:table-cell>
          <table:table-cell office:value-type="float" office:value="-1.29224132270226" calcext:value-type="float">
            <text:p>-1.29224132270226</text:p>
          </table:table-cell>
          <table:table-cell table:number-columns-repeated="3"/>
        </table:table-row>
        <table:table-row table:style-name="ro1">
          <table:table-cell office:value-type="float" office:value="17.05384615" calcext:value-type="float">
            <text:p>17.05384615</text:p>
          </table:table-cell>
          <table:table-cell office:value-type="float" office:value="2.102564103" calcext:value-type="float">
            <text:p>2.102564103</text:p>
          </table:table-cell>
          <table:table-cell/>
          <table:table-cell office:value-type="float" office:value="1.358974359" calcext:value-type="float">
            <text:p>1.358974359</text:p>
          </table:table-cell>
          <table:table-cell office:value-type="float" office:value="13.3320423807303" calcext:value-type="float">
            <text:p>13.3320423807303</text:p>
          </table:table-cell>
          <table:table-cell office:value-type="float" office:value="14.33846154" calcext:value-type="float">
            <text:p>14.33846154</text:p>
          </table:table-cell>
          <table:table-cell office:value-type="float" office:value="1.00641915926967" calcext:value-type="float">
            <text:p>1.00641915926967</text:p>
          </table:table-cell>
          <table:table-cell table:number-columns-repeated="3"/>
        </table:table-row>
        <table:table-row table:style-name="ro1">
          <table:table-cell office:value-type="float" office:value="14.49230769" calcext:value-type="float">
            <text:p>14.49230769</text:p>
          </table:table-cell>
          <table:table-cell office:value-type="float" office:value="2.128205128" calcext:value-type="float">
            <text:p>2.128205128</text:p>
          </table:table-cell>
          <table:table-cell/>
          <table:table-cell office:value-type="float" office:value="1.384615385" calcext:value-type="float">
            <text:p>1.384615385</text:p>
          </table:table-cell>
          <table:table-cell office:value-type="float" office:value="13.4718434387584" calcext:value-type="float">
            <text:p>13.4718434387584</text:p>
          </table:table-cell>
          <table:table-cell office:value-type="float" office:value="15.97692308" calcext:value-type="float">
            <text:p>15.97692308</text:p>
          </table:table-cell>
          <table:table-cell office:value-type="float" office:value="2.50507964124161" calcext:value-type="float">
            <text:p>2.50507964124161</text:p>
          </table:table-cell>
          <table:table-cell table:number-columns-repeated="3"/>
        </table:table-row>
        <table:table-row table:style-name="ro1">
          <table:table-cell office:value-type="float" office:value="19.36410256" calcext:value-type="float">
            <text:p>19.36410256</text:p>
          </table:table-cell>
          <table:table-cell office:value-type="float" office:value="2.153846154" calcext:value-type="float">
            <text:p>2.153846154</text:p>
          </table:table-cell>
          <table:table-cell/>
          <table:table-cell office:value-type="float" office:value="1.41025641" calcext:value-type="float">
            <text:p>1.41025641</text:p>
          </table:table-cell>
          <table:table-cell office:value-type="float" office:value="13.6116444913342" calcext:value-type="float">
            <text:p>13.6116444913342</text:p>
          </table:table-cell>
          <table:table-cell office:value-type="float" office:value="12.18205128" calcext:value-type="float">
            <text:p>12.18205128</text:p>
          </table:table-cell>
          <table:table-cell office:value-type="float" office:value="-1.42959321133422" calcext:value-type="float">
            <text:p>-1.42959321133422</text:p>
          </table:table-cell>
          <table:table-cell table:number-columns-repeated="3"/>
        </table:table-row>
        <table:table-row table:style-name="ro1">
          <table:table-cell office:value-type="float" office:value="16.6025641" calcext:value-type="float">
            <text:p>16.6025641</text:p>
          </table:table-cell>
          <table:table-cell office:value-type="float" office:value="2.179487179" calcext:value-type="float">
            <text:p>2.179487179</text:p>
          </table:table-cell>
          <table:table-cell/>
          <table:table-cell office:value-type="float" office:value="1.435897436" calcext:value-type="float">
            <text:p>1.435897436</text:p>
          </table:table-cell>
          <table:table-cell office:value-type="float" office:value="13.7514455493623" calcext:value-type="float">
            <text:p>13.7514455493623</text:p>
          </table:table-cell>
          <table:table-cell office:value-type="float" office:value="12.68717949" calcext:value-type="float">
            <text:p>12.68717949</text:p>
          </table:table-cell>
          <table:table-cell office:value-type="float" office:value="-1.06426605936228" calcext:value-type="float">
            <text:p>-1.06426605936228</text:p>
          </table:table-cell>
          <table:table-cell table:number-columns-repeated="3"/>
        </table:table-row>
        <table:table-row table:style-name="ro1">
          <table:table-cell office:value-type="float" office:value="19.74102564" calcext:value-type="float">
            <text:p>19.74102564</text:p>
          </table:table-cell>
          <table:table-cell office:value-type="float" office:value="2.205128205" calcext:value-type="float">
            <text:p>2.205128205</text:p>
          </table:table-cell>
          <table:table-cell/>
          <table:table-cell office:value-type="float" office:value="1.461538462" calcext:value-type="float">
            <text:p>1.461538462</text:p>
          </table:table-cell>
          <table:table-cell office:value-type="float" office:value="13.8912466073903" calcext:value-type="float">
            <text:p>13.8912466073903</text:p>
          </table:table-cell>
          <table:table-cell office:value-type="float" office:value="15.12564103" calcext:value-type="float">
            <text:p>15.12564103</text:p>
          </table:table-cell>
          <table:table-cell office:value-type="float" office:value="1.23439442260965" calcext:value-type="float">
            <text:p>1.23439442260965</text:p>
          </table:table-cell>
          <table:table-cell table:number-columns-repeated="3"/>
        </table:table-row>
        <table:table-row table:style-name="ro1">
          <table:table-cell office:value-type="float" office:value="17.67948718" calcext:value-type="float">
            <text:p>17.67948718</text:p>
          </table:table-cell>
          <table:table-cell office:value-type="float" office:value="2.230769231" calcext:value-type="float">
            <text:p>2.230769231</text:p>
          </table:table-cell>
          <table:table-cell/>
          <table:table-cell office:value-type="float" office:value="1.487179487" calcext:value-type="float">
            <text:p>1.487179487</text:p>
          </table:table-cell>
          <table:table-cell office:value-type="float" office:value="14.0310476599662" calcext:value-type="float">
            <text:p>14.0310476599662</text:p>
          </table:table-cell>
          <table:table-cell office:value-type="float" office:value="16.23076923" calcext:value-type="float">
            <text:p>16.23076923</text:p>
          </table:table-cell>
          <table:table-cell office:value-type="float" office:value="2.19972157003383" calcext:value-type="float">
            <text:p>2.19972157003383</text:p>
          </table:table-cell>
          <table:table-cell table:number-columns-repeated="3"/>
        </table:table-row>
        <table:table-row table:style-name="ro1">
          <table:table-cell office:value-type="float" office:value="17.85128205" calcext:value-type="float">
            <text:p>17.85128205</text:p>
          </table:table-cell>
          <table:table-cell office:value-type="float" office:value="2.256410256" calcext:value-type="float">
            <text:p>2.256410256</text:p>
          </table:table-cell>
          <table:table-cell/>
          <table:table-cell office:value-type="float" office:value="1.512820513" calcext:value-type="float">
            <text:p>1.512820513</text:p>
          </table:table-cell>
          <table:table-cell office:value-type="float" office:value="14.1708487179942" calcext:value-type="float">
            <text:p>14.1708487179942</text:p>
          </table:table-cell>
          <table:table-cell office:value-type="float" office:value="12.33589744" calcext:value-type="float">
            <text:p>12.33589744</text:p>
          </table:table-cell>
          <table:table-cell office:value-type="float" office:value="-1.83495127799424" calcext:value-type="float">
            <text:p>-1.83495127799424</text:p>
          </table:table-cell>
          <table:table-cell table:number-columns-repeated="3"/>
        </table:table-row>
        <table:table-row table:style-name="ro1">
          <table:table-cell office:value-type="float" office:value="19.45641026" calcext:value-type="float">
            <text:p>19.45641026</text:p>
          </table:table-cell>
          <table:table-cell office:value-type="float" office:value="2.282051282" calcext:value-type="float">
            <text:p>2.282051282</text:p>
          </table:table-cell>
          <table:table-cell/>
          <table:table-cell office:value-type="float" office:value="1.538461538" calcext:value-type="float">
            <text:p>1.538461538</text:p>
          </table:table-cell>
          <table:table-cell office:value-type="float" office:value="14.3106497705701" calcext:value-type="float">
            <text:p>14.3106497705701</text:p>
          </table:table-cell>
          <table:table-cell office:value-type="float" office:value="15.14102564" calcext:value-type="float">
            <text:p>15.14102564</text:p>
          </table:table-cell>
          <table:table-cell office:value-type="float" office:value="0.83037586942994" calcext:value-type="float">
            <text:p>0.83037586942994</text:p>
          </table:table-cell>
          <table:table-cell table:number-columns-repeated="3"/>
        </table:table-row>
        <table:table-row table:style-name="ro1">
          <table:table-cell office:value-type="float" office:value="16.16153846" calcext:value-type="float">
            <text:p>16.16153846</text:p>
          </table:table-cell>
          <table:table-cell office:value-type="float" office:value="2.307692308" calcext:value-type="float">
            <text:p>2.307692308</text:p>
          </table:table-cell>
          <table:table-cell/>
          <table:table-cell office:value-type="float" office:value="1.564102564" calcext:value-type="float">
            <text:p>1.564102564</text:p>
          </table:table-cell>
          <table:table-cell office:value-type="float" office:value="14.4504508285981" calcext:value-type="float">
            <text:p>14.4504508285981</text:p>
          </table:table-cell>
          <table:table-cell office:value-type="float" office:value="14.84615385" calcext:value-type="float">
            <text:p>14.84615385</text:p>
          </table:table-cell>
          <table:table-cell office:value-type="float" office:value="0.395703021401875" calcext:value-type="float">
            <text:p>0.395703021401875</text:p>
          </table:table-cell>
          <table:table-cell table:number-columns-repeated="3"/>
        </table:table-row>
        <table:table-row table:style-name="ro1">
          <table:table-cell office:value-type="float" office:value="17.93333333" calcext:value-type="float">
            <text:p>17.93333333</text:p>
          </table:table-cell>
          <table:table-cell office:value-type="float" office:value="2.333333333" calcext:value-type="float">
            <text:p>2.333333333</text:p>
          </table:table-cell>
          <table:table-cell/>
          <table:table-cell office:value-type="float" office:value="1.58974359" calcext:value-type="float">
            <text:p>1.58974359</text:p>
          </table:table-cell>
          <table:table-cell office:value-type="float" office:value="14.5902518866262" calcext:value-type="float">
            <text:p>14.5902518866262</text:p>
          </table:table-cell>
          <table:table-cell office:value-type="float" office:value="13.78461538" calcext:value-type="float">
            <text:p>13.78461538</text:p>
          </table:table-cell>
          <table:table-cell office:value-type="float" office:value="-0.805636506626192" calcext:value-type="float">
            <text:p>-0.805636506626192</text:p>
          </table:table-cell>
          <table:table-cell table:number-columns-repeated="3"/>
        </table:table-row>
        <table:table-row table:style-name="ro1">
          <table:table-cell office:value-type="float" office:value="15.63846154" calcext:value-type="float">
            <text:p>15.63846154</text:p>
          </table:table-cell>
          <table:table-cell office:value-type="float" office:value="2.358974359" calcext:value-type="float">
            <text:p>2.358974359</text:p>
          </table:table-cell>
          <table:table-cell/>
          <table:table-cell office:value-type="float" office:value="1.615384615" calcext:value-type="float">
            <text:p>1.615384615</text:p>
          </table:table-cell>
          <table:table-cell office:value-type="float" office:value="14.730052939202" calcext:value-type="float">
            <text:p>14.730052939202</text:p>
          </table:table-cell>
          <table:table-cell office:value-type="float" office:value="15.38974359" calcext:value-type="float">
            <text:p>15.38974359</text:p>
          </table:table-cell>
          <table:table-cell office:value-type="float" office:value="0.659690650797986" calcext:value-type="float">
            <text:p>0.659690650797986</text:p>
          </table:table-cell>
          <table:table-cell table:number-columns-repeated="3"/>
        </table:table-row>
        <table:table-row table:style-name="ro1">
          <table:table-cell office:value-type="float" office:value="21.64358974" calcext:value-type="float">
            <text:p>21.64358974</text:p>
          </table:table-cell>
          <table:table-cell office:value-type="float" office:value="2.384615385" calcext:value-type="float">
            <text:p>2.384615385</text:p>
          </table:table-cell>
          <table:table-cell/>
          <table:table-cell office:value-type="float" office:value="1.641025641" calcext:value-type="float">
            <text:p>1.641025641</text:p>
          </table:table-cell>
          <table:table-cell office:value-type="float" office:value="14.8698539972301" calcext:value-type="float">
            <text:p>14.8698539972301</text:p>
          </table:table-cell>
          <table:table-cell office:value-type="float" office:value="12.76153846" calcext:value-type="float">
            <text:p>12.76153846</text:p>
          </table:table-cell>
          <table:table-cell office:value-type="float" office:value="-2.10831553723008" calcext:value-type="float">
            <text:p>-2.10831553723008</text:p>
          </table:table-cell>
          <table:table-cell table:number-columns-repeated="3"/>
        </table:table-row>
        <table:table-row table:style-name="ro1">
          <table:table-cell office:value-type="float" office:value="19.08205128" calcext:value-type="float">
            <text:p>19.08205128</text:p>
          </table:table-cell>
          <table:table-cell office:value-type="float" office:value="2.41025641" calcext:value-type="float">
            <text:p>2.41025641</text:p>
          </table:table-cell>
          <table:table-cell/>
          <table:table-cell office:value-type="float" office:value="1.666666667" calcext:value-type="float">
            <text:p>1.666666667</text:p>
          </table:table-cell>
          <table:table-cell office:value-type="float" office:value="15.0096550552581" calcext:value-type="float">
            <text:p>15.0096550552581</text:p>
          </table:table-cell>
          <table:table-cell office:value-type="float" office:value="12.63333333" calcext:value-type="float">
            <text:p>12.63333333</text:p>
          </table:table-cell>
          <table:table-cell office:value-type="float" office:value="-2.37632172525815" calcext:value-type="float">
            <text:p>-2.37632172525815</text:p>
          </table:table-cell>
          <table:table-cell table:number-columns-repeated="3"/>
        </table:table-row>
        <table:table-row table:style-name="ro1">
          <table:table-cell office:value-type="float" office:value="16.05384615" calcext:value-type="float">
            <text:p>16.05384615</text:p>
          </table:table-cell>
          <table:table-cell office:value-type="float" office:value="2.435897436" calcext:value-type="float">
            <text:p>2.435897436</text:p>
          </table:table-cell>
          <table:table-cell/>
          <table:table-cell office:value-type="float" office:value="1.692307692" calcext:value-type="float">
            <text:p>1.692307692</text:p>
          </table:table-cell>
          <table:table-cell office:value-type="float" office:value="15.149456107834" calcext:value-type="float">
            <text:p>15.149456107834</text:p>
          </table:table-cell>
          <table:table-cell office:value-type="float" office:value="15.90512821" calcext:value-type="float">
            <text:p>15.90512821</text:p>
          </table:table-cell>
          <table:table-cell office:value-type="float" office:value="0.755672102166031" calcext:value-type="float">
            <text:p>0.755672102166031</text:p>
          </table:table-cell>
          <table:table-cell table:number-columns-repeated="3"/>
        </table:table-row>
        <table:table-row table:style-name="ro1">
          <table:table-cell office:value-type="float" office:value="19.09230769" calcext:value-type="float">
            <text:p>19.09230769</text:p>
          </table:table-cell>
          <table:table-cell office:value-type="float" office:value="2.461538462" calcext:value-type="float">
            <text:p>2.461538462</text:p>
          </table:table-cell>
          <table:table-cell/>
          <table:table-cell office:value-type="float" office:value="1.717948718" calcext:value-type="float">
            <text:p>1.717948718</text:p>
          </table:table-cell>
          <table:table-cell office:value-type="float" office:value="15.289257165862" calcext:value-type="float">
            <text:p>15.289257165862</text:p>
          </table:table-cell>
          <table:table-cell office:value-type="float" office:value="12.97692308" calcext:value-type="float">
            <text:p>12.97692308</text:p>
          </table:table-cell>
          <table:table-cell office:value-type="float" office:value="-2.31233408586203" calcext:value-type="float">
            <text:p>-2.31233408586203</text:p>
          </table:table-cell>
          <table:table-cell table:number-columns-repeated="3"/>
        </table:table-row>
        <table:table-row table:style-name="ro1">
          <table:table-cell office:value-type="float" office:value="18.6974359" calcext:value-type="float">
            <text:p>18.6974359</text:p>
          </table:table-cell>
          <table:table-cell office:value-type="float" office:value="2.487179487" calcext:value-type="float">
            <text:p>2.487179487</text:p>
          </table:table-cell>
          <table:table-cell/>
          <table:table-cell office:value-type="float" office:value="1.743589744" calcext:value-type="float">
            <text:p>1.743589744</text:p>
          </table:table-cell>
          <table:table-cell office:value-type="float" office:value="15.4290582238901" calcext:value-type="float">
            <text:p>15.4290582238901</text:p>
          </table:table-cell>
          <table:table-cell office:value-type="float" office:value="15.54871795" calcext:value-type="float">
            <text:p>15.54871795</text:p>
          </table:table-cell>
          <table:table-cell office:value-type="float" office:value="0.1196597261099" calcext:value-type="float">
            <text:p>0.1196597261099</text:p>
          </table:table-cell>
          <table:table-cell table:number-columns-repeated="3"/>
        </table:table-row>
        <table:table-row table:style-name="ro1">
          <table:table-cell office:value-type="float" office:value="22.46923077" calcext:value-type="float">
            <text:p>22.46923077</text:p>
          </table:table-cell>
          <table:table-cell office:value-type="float" office:value="2.512820513" calcext:value-type="float">
            <text:p>2.512820513</text:p>
          </table:table-cell>
          <table:table-cell/>
          <table:table-cell office:value-type="float" office:value="1.769230769" calcext:value-type="float">
            <text:p>1.769230769</text:p>
          </table:table-cell>
          <table:table-cell office:value-type="float" office:value="15.5688592764659" calcext:value-type="float">
            <text:p>15.5688592764659</text:p>
          </table:table-cell>
          <table:table-cell office:value-type="float" office:value="18.22051282" calcext:value-type="float">
            <text:p>18.22051282</text:p>
          </table:table-cell>
          <table:table-cell office:value-type="float" office:value="2.65165354353408" calcext:value-type="float">
            <text:p>2.65165354353408</text:p>
          </table:table-cell>
          <table:table-cell table:number-columns-repeated="3"/>
        </table:table-row>
        <table:table-row table:style-name="ro1">
          <table:table-cell office:value-type="float" office:value="20.97435897" calcext:value-type="float">
            <text:p>20.97435897</text:p>
          </table:table-cell>
          <table:table-cell office:value-type="float" office:value="2.538461538" calcext:value-type="float">
            <text:p>2.538461538</text:p>
          </table:table-cell>
          <table:table-cell/>
          <table:table-cell office:value-type="float" office:value="1.794871795" calcext:value-type="float">
            <text:p>1.794871795</text:p>
          </table:table-cell>
          <table:table-cell office:value-type="float" office:value="15.708660334494" calcext:value-type="float">
            <text:p>15.708660334494</text:p>
          </table:table-cell>
          <table:table-cell office:value-type="float" office:value="14.09230769" calcext:value-type="float">
            <text:p>14.09230769</text:p>
          </table:table-cell>
          <table:table-cell office:value-type="float" office:value="-1.61635264449399" calcext:value-type="float">
            <text:p>-1.616352644493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820512821" calcext:value-type="float">
            <text:p>1.820512821</text:p>
          </table:table-cell>
          <table:table-cell office:value-type="float" office:value="15.8484613925221" calcext:value-type="float">
            <text:p>15.8484613925221</text:p>
          </table:table-cell>
          <table:table-cell office:value-type="float" office:value="17.86410256" calcext:value-type="float">
            <text:p>17.86410256</text:p>
          </table:table-cell>
          <table:table-cell office:value-type="float" office:value="2.01564116747795" calcext:value-type="float">
            <text:p>2.015641167477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846153846" calcext:value-type="float">
            <text:p>1.846153846</text:p>
          </table:table-cell>
          <table:table-cell office:value-type="float" office:value="15.9882624450979" calcext:value-type="float">
            <text:p>15.9882624450979</text:p>
          </table:table-cell>
          <table:table-cell office:value-type="float" office:value="19.2025641" calcext:value-type="float">
            <text:p>19.2025641</text:p>
          </table:table-cell>
          <table:table-cell office:value-type="float" office:value="3.21430165490212" calcext:value-type="float">
            <text:p>3.214301654902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871794872" calcext:value-type="float">
            <text:p>1.871794872</text:p>
          </table:table-cell>
          <table:table-cell office:value-type="float" office:value="16.1280635031259" calcext:value-type="float">
            <text:p>16.1280635031259</text:p>
          </table:table-cell>
          <table:table-cell office:value-type="float" office:value="16.10769231" calcext:value-type="float">
            <text:p>16.10769231</text:p>
          </table:table-cell>
          <table:table-cell office:value-type="float" office:value="-0.0203711931259427" calcext:value-type="float">
            <text:p>-0.02037119312594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897435897" calcext:value-type="float">
            <text:p>1.897435897</text:p>
          </table:table-cell>
          <table:table-cell office:value-type="float" office:value="16.2678645557018" calcext:value-type="float">
            <text:p>16.2678645557018</text:p>
          </table:table-cell>
          <table:table-cell office:value-type="float" office:value="15.17948718" calcext:value-type="float">
            <text:p>15.17948718</text:p>
          </table:table-cell>
          <table:table-cell office:value-type="float" office:value="-1.08837737570177" calcext:value-type="float">
            <text:p>-1.088377375701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923076923" calcext:value-type="float">
            <text:p>1.923076923</text:p>
          </table:table-cell>
          <table:table-cell office:value-type="float" office:value="16.4076656137298" calcext:value-type="float">
            <text:p>16.4076656137298</text:p>
          </table:table-cell>
          <table:table-cell office:value-type="float" office:value="15.38461538" calcext:value-type="float">
            <text:p>15.38461538</text:p>
          </table:table-cell>
          <table:table-cell office:value-type="float" office:value="-1.02305023372983" calcext:value-type="float">
            <text:p>-1.023050233729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948717949" calcext:value-type="float">
            <text:p>1.948717949</text:p>
          </table:table-cell>
          <table:table-cell office:value-type="float" office:value="16.5474666717579" calcext:value-type="float">
            <text:p>16.5474666717579</text:p>
          </table:table-cell>
          <table:table-cell office:value-type="float" office:value="16.82307692" calcext:value-type="float">
            <text:p>16.82307692</text:p>
          </table:table-cell>
          <table:table-cell office:value-type="float" office:value="0.275610248242099" calcext:value-type="float">
            <text:p>0.2756102482420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974358974" calcext:value-type="float">
            <text:p>1.974358974</text:p>
          </table:table-cell>
          <table:table-cell office:value-type="float" office:value="16.6872677243337" calcext:value-type="float">
            <text:p>16.6872677243337</text:p>
          </table:table-cell>
          <table:table-cell office:value-type="float" office:value="16.92820513" calcext:value-type="float">
            <text:p>16.92820513</text:p>
          </table:table-cell>
          <table:table-cell office:value-type="float" office:value="0.240937405666276" calcext:value-type="float">
            <text:p>0.2409374056662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.8270687823618" calcext:value-type="float">
            <text:p>16.8270687823618</text:p>
          </table:table-cell>
          <table:table-cell office:value-type="float" office:value="19.43333333" calcext:value-type="float">
            <text:p>19.43333333</text:p>
          </table:table-cell>
          <table:table-cell office:value-type="float" office:value="2.60626454763821" calcext:value-type="float">
            <text:p>2.606264547638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025641026" calcext:value-type="float">
            <text:p>2.025641026</text:p>
          </table:table-cell>
          <table:table-cell office:value-type="float" office:value="16.9668698403899" calcext:value-type="float">
            <text:p>16.9668698403899</text:p>
          </table:table-cell>
          <table:table-cell office:value-type="float" office:value="14.43846154" calcext:value-type="float">
            <text:p>14.43846154</text:p>
          </table:table-cell>
          <table:table-cell office:value-type="float" office:value="-2.52840830038985" calcext:value-type="float">
            <text:p>-2.528408300389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051282051" calcext:value-type="float">
            <text:p>2.051282051</text:p>
          </table:table-cell>
          <table:table-cell office:value-type="float" office:value="17.1066708929657" calcext:value-type="float">
            <text:p>17.1066708929657</text:p>
          </table:table-cell>
          <table:table-cell office:value-type="float" office:value="17.81025641" calcext:value-type="float">
            <text:p>17.81025641</text:p>
          </table:table-cell>
          <table:table-cell office:value-type="float" office:value="0.703585517034327" calcext:value-type="float">
            <text:p>0.7035855170343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076923077" calcext:value-type="float">
            <text:p>2.076923077</text:p>
          </table:table-cell>
          <table:table-cell office:value-type="float" office:value="17.2464719509937" calcext:value-type="float">
            <text:p>17.2464719509937</text:p>
          </table:table-cell>
          <table:table-cell office:value-type="float" office:value="18.84871795" calcext:value-type="float">
            <text:p>18.84871795</text:p>
          </table:table-cell>
          <table:table-cell office:value-type="float" office:value="1.60224599900626" calcext:value-type="float">
            <text:p>1.602245999006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102564103" calcext:value-type="float">
            <text:p>2.102564103</text:p>
          </table:table-cell>
          <table:table-cell office:value-type="float" office:value="17.3862730090218" calcext:value-type="float">
            <text:p>17.3862730090218</text:p>
          </table:table-cell>
          <table:table-cell office:value-type="float" office:value="17.05384615" calcext:value-type="float">
            <text:p>17.05384615</text:p>
          </table:table-cell>
          <table:table-cell office:value-type="float" office:value="-0.332426859021812" calcext:value-type="float">
            <text:p>-0.3324268590218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128205128" calcext:value-type="float">
            <text:p>2.128205128</text:p>
          </table:table-cell>
          <table:table-cell office:value-type="float" office:value="17.5260740615976" calcext:value-type="float">
            <text:p>17.5260740615976</text:p>
          </table:table-cell>
          <table:table-cell office:value-type="float" office:value="14.49230769" calcext:value-type="float">
            <text:p>14.49230769</text:p>
          </table:table-cell>
          <table:table-cell office:value-type="float" office:value="-3.03376637159763" calcext:value-type="float">
            <text:p>-3.033766371597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153846154" calcext:value-type="float">
            <text:p>2.153846154</text:p>
          </table:table-cell>
          <table:table-cell office:value-type="float" office:value="17.6658751196257" calcext:value-type="float">
            <text:p>17.6658751196257</text:p>
          </table:table-cell>
          <table:table-cell office:value-type="float" office:value="19.36410256" calcext:value-type="float">
            <text:p>19.36410256</text:p>
          </table:table-cell>
          <table:table-cell office:value-type="float" office:value="1.6982274403743" calcext:value-type="float">
            <text:p>1.69822744037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179487179" calcext:value-type="float">
            <text:p>2.179487179</text:p>
          </table:table-cell>
          <table:table-cell office:value-type="float" office:value="17.8056761722015" calcext:value-type="float">
            <text:p>17.8056761722015</text:p>
          </table:table-cell>
          <table:table-cell office:value-type="float" office:value="16.6025641" calcext:value-type="float">
            <text:p>16.6025641</text:p>
          </table:table-cell>
          <table:table-cell office:value-type="float" office:value="-1.20311207220152" calcext:value-type="float">
            <text:p>-1.203112072201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205128205" calcext:value-type="float">
            <text:p>2.205128205</text:p>
          </table:table-cell>
          <table:table-cell office:value-type="float" office:value="17.9454772302296" calcext:value-type="float">
            <text:p>17.9454772302296</text:p>
          </table:table-cell>
          <table:table-cell office:value-type="float" office:value="19.74102564" calcext:value-type="float">
            <text:p>19.74102564</text:p>
          </table:table-cell>
          <table:table-cell office:value-type="float" office:value="1.79554840977042" calcext:value-type="float">
            <text:p>1.795548409770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230769231" calcext:value-type="float">
            <text:p>2.230769231</text:p>
          </table:table-cell>
          <table:table-cell office:value-type="float" office:value="18.0852782882577" calcext:value-type="float">
            <text:p>18.0852782882577</text:p>
          </table:table-cell>
          <table:table-cell office:value-type="float" office:value="17.67948718" calcext:value-type="float">
            <text:p>17.67948718</text:p>
          </table:table-cell>
          <table:table-cell office:value-type="float" office:value="-0.405791108257656" calcext:value-type="float">
            <text:p>-0.4057911082576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256410256" calcext:value-type="float">
            <text:p>2.256410256</text:p>
          </table:table-cell>
          <table:table-cell office:value-type="float" office:value="18.2250793408335" calcext:value-type="float">
            <text:p>18.2250793408335</text:p>
          </table:table-cell>
          <table:table-cell office:value-type="float" office:value="17.85128205" calcext:value-type="float">
            <text:p>17.85128205</text:p>
          </table:table-cell>
          <table:table-cell office:value-type="float" office:value="-0.373797290833476" calcext:value-type="float">
            <text:p>-0.3737972908334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282051282" calcext:value-type="float">
            <text:p>2.282051282</text:p>
          </table:table-cell>
          <table:table-cell office:value-type="float" office:value="18.3648803988615" calcext:value-type="float">
            <text:p>18.3648803988615</text:p>
          </table:table-cell>
          <table:table-cell office:value-type="float" office:value="19.45641026" calcext:value-type="float">
            <text:p>19.45641026</text:p>
          </table:table-cell>
          <table:table-cell office:value-type="float" office:value="1.09152986113846" calcext:value-type="float">
            <text:p>1.091529861138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307692308" calcext:value-type="float">
            <text:p>2.307692308</text:p>
          </table:table-cell>
          <table:table-cell office:value-type="float" office:value="18.5046814568896" calcext:value-type="float">
            <text:p>18.5046814568896</text:p>
          </table:table-cell>
          <table:table-cell office:value-type="float" office:value="16.16153846" calcext:value-type="float">
            <text:p>16.16153846</text:p>
          </table:table-cell>
          <table:table-cell office:value-type="float" office:value="-2.34314299688961" calcext:value-type="float">
            <text:p>-2.343142996889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333333333" calcext:value-type="float">
            <text:p>2.333333333</text:p>
          </table:table-cell>
          <table:table-cell office:value-type="float" office:value="18.6444825094654" calcext:value-type="float">
            <text:p>18.6444825094654</text:p>
          </table:table-cell>
          <table:table-cell office:value-type="float" office:value="17.93333333" calcext:value-type="float">
            <text:p>17.93333333</text:p>
          </table:table-cell>
          <table:table-cell office:value-type="float" office:value="-0.711149179465433" calcext:value-type="float">
            <text:p>-0.7111491794654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358974359" calcext:value-type="float">
            <text:p>2.358974359</text:p>
          </table:table-cell>
          <table:table-cell office:value-type="float" office:value="18.7842835674935" calcext:value-type="float">
            <text:p>18.7842835674935</text:p>
          </table:table-cell>
          <table:table-cell office:value-type="float" office:value="15.63846154" calcext:value-type="float">
            <text:p>15.63846154</text:p>
          </table:table-cell>
          <table:table-cell office:value-type="float" office:value="-3.1458220274935" calcext:value-type="float">
            <text:p>-3.14582202749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384615385" calcext:value-type="float">
            <text:p>2.384615385</text:p>
          </table:table-cell>
          <table:table-cell office:value-type="float" office:value="18.9240846255216" calcext:value-type="float">
            <text:p>18.9240846255216</text:p>
          </table:table-cell>
          <table:table-cell office:value-type="float" office:value="21.64358974" calcext:value-type="float">
            <text:p>21.64358974</text:p>
          </table:table-cell>
          <table:table-cell office:value-type="float" office:value="2.71950511447844" calcext:value-type="float">
            <text:p>2.719505114478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41025641" calcext:value-type="float">
            <text:p>2.41025641</text:p>
          </table:table-cell>
          <table:table-cell office:value-type="float" office:value="19.0638856780974" calcext:value-type="float">
            <text:p>19.0638856780974</text:p>
          </table:table-cell>
          <table:table-cell office:value-type="float" office:value="19.08205128" calcext:value-type="float">
            <text:p>19.08205128</text:p>
          </table:table-cell>
          <table:table-cell office:value-type="float" office:value="0.0181656019026164" calcext:value-type="float">
            <text:p>0.01816560190261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435897436" calcext:value-type="float">
            <text:p>2.435897436</text:p>
          </table:table-cell>
          <table:table-cell office:value-type="float" office:value="19.2036867361254" calcext:value-type="float">
            <text:p>19.2036867361254</text:p>
          </table:table-cell>
          <table:table-cell office:value-type="float" office:value="16.05384615" calcext:value-type="float">
            <text:p>16.05384615</text:p>
          </table:table-cell>
          <table:table-cell office:value-type="float" office:value="-3.14984058612545" calcext:value-type="float">
            <text:p>-3.149840586125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461538462" calcext:value-type="float">
            <text:p>2.461538462</text:p>
          </table:table-cell>
          <table:table-cell office:value-type="float" office:value="19.3434877941535" calcext:value-type="float">
            <text:p>19.3434877941535</text:p>
          </table:table-cell>
          <table:table-cell office:value-type="float" office:value="19.09230769" calcext:value-type="float">
            <text:p>19.09230769</text:p>
          </table:table-cell>
          <table:table-cell office:value-type="float" office:value="-0.251180104153519" calcext:value-type="float">
            <text:p>-0.2511801041535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487179487" calcext:value-type="float">
            <text:p>2.487179487</text:p>
          </table:table-cell>
          <table:table-cell office:value-type="float" office:value="19.4832888467293" calcext:value-type="float">
            <text:p>19.4832888467293</text:p>
          </table:table-cell>
          <table:table-cell office:value-type="float" office:value="18.6974359" calcext:value-type="float">
            <text:p>18.6974359</text:p>
          </table:table-cell>
          <table:table-cell office:value-type="float" office:value="-0.785852946729342" calcext:value-type="float">
            <text:p>-0.7858529467293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512820513" calcext:value-type="float">
            <text:p>2.512820513</text:p>
          </table:table-cell>
          <table:table-cell office:value-type="float" office:value="19.6230899047574" calcext:value-type="float">
            <text:p>19.6230899047574</text:p>
          </table:table-cell>
          <table:table-cell office:value-type="float" office:value="22.46923077" calcext:value-type="float">
            <text:p>22.46923077</text:p>
          </table:table-cell>
          <table:table-cell office:value-type="float" office:value="2.84614086524259" calcext:value-type="float">
            <text:p>2.846140865242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538461538" calcext:value-type="float">
            <text:p>2.538461538</text:p>
          </table:table-cell>
          <table:table-cell office:value-type="float" office:value="19.7628909573332" calcext:value-type="float">
            <text:p>19.7628909573332</text:p>
          </table:table-cell>
          <table:table-cell office:value-type="float" office:value="20.97435897" calcext:value-type="float">
            <text:p>20.97435897</text:p>
          </table:table-cell>
          <table:table-cell office:value-type="float" office:value="1.21146801266677" calcext:value-type="float">
            <text:p>1.21146801266677</text:p>
          </table:table-cell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6T02:09:22.547417499</dc:date>
    <meta:editing-duration>PT6H31M59S</meta:editing-duration>
    <meta:editing-cycles>2</meta:editing-cycles>
    <meta:generator>LibreOffice/7.6.4.1$MacOSX_AARCH64 LibreOffice_project/e19e193f88cd6c0525a17fb7a176ed8e6a3e2aa1</meta:generator>
    <meta:document-statistic meta:table-count="2" meta:cell-count="666" meta:object-count="0"/>
  </office:meta>
</office:document-meta>
</file>